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4.046cm"/>
    </style:style>
    <style:style style:name="co4" style:family="table-column">
      <style:table-column-properties fo:break-before="auto" style:column-width="4.242cm"/>
    </style:style>
    <style:style style:name="co5" style:family="table-column">
      <style:table-column-properties fo:break-before="auto" style:column-width="3.92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21cm"/>
    </style:style>
    <style:style style:name="co8" style:family="table-column">
      <style:table-column-properties fo:break-before="auto" style:column-width="5.662cm"/>
    </style:style>
    <style:style style:name="co9" style:family="table-column">
      <style:table-column-properties fo:break-before="auto" style:column-width="2.492cm"/>
    </style:style>
    <style:style style:name="ro1" style:family="table-row">
      <style:table-row-properties style:row-height="2.30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style:text-align-source="fix" style:repeat-content="false" fo:wrap-option="wrap" fo:border="0.06pt solid #000000"/>
      <style:paragraph-properties fo:text-align="center" fo:margin-left="0cm"/>
    </style:style>
    <style:style style:name="ce2" style:family="table-cell" style:parent-style-name="Default">
      <style:table-cell-properties fo:border-bottom="none" fo:background-color="#dde8cb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dbb6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dee6ef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ffffd7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ackground-color="#ffffd7" fo:border-left="0.06pt solid #000000" fo:border-right="0.06pt solid #000000" fo:border-top="none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</style:style>
    <style:style style:name="ce8" style:family="table-cell" style:parent-style-name="Default">
      <style:table-cell-properties fo:background-color="transparent" fo:border="none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1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12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t" table:style-name="ta1">
        <table:shapes>
          <draw:frame draw:z-index="0" draw:style-name="gr1" draw:text-style-name="P1" svg:width="15.999cm" svg:height="8.999cm" svg:x="36.862cm" svg:y="32.693cm">
            <draw:object draw:notify-on-update-of-ranges="resultat.B2:resultat.B9 resultat.D2:resultat.D9 resultat.B18:resultat.B23 resultat.D18:resultat.D23 resultat.B10:resultat.B17 resultat.D10:resultat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7.177cm" svg:y="12.508cm">
            <draw:object draw:notify-on-update-of-ranges="resultat.B2:resultat.B9 resultat.E2:resultat.E9 resultat.B18:resultat.B23 resultat.E18:resultat.E22 resultat.B10:resultat.B17 resultat.E10:resultat.E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36.974cm" svg:y="22.844cm">
            <draw:object draw:notify-on-update-of-ranges="resultat.B2:resultat.B9 resultat.F2:resultat.F9 resultat.B18:resultat.B23 resultat.F18:resultat.F23 resultat.B10:resultat.B17 resultat.F10:resultat.F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40.563cm" svg:y="0.932cm">
            <draw:object draw:notify-on-update-of-ranges="resultat.B2:resultat.B9 resultat.C2:resultat.C9 resultat.B10:resultat.B17 resultat.C10:resultat.C17 resultat.B18:resultat.B23 resultat.C18:resultat.C23 resultat.B18:resultat.B23 resultat.I18:resultat.I23 resultat.B2:resultat.B9 resultat.I2:resultat.I9 resultat.B10:resultat.B17 resultat.I10:resultat.I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57.83cm" svg:y="26.54cm">
            <draw:object draw:notify-on-update-of-ranges="resultat.B2:resultat.B9 resultat.C2:resultat.C9 resultat.B10:resultat.B17 resultat.C10:resultat.C17 resultat.B18:resultat.B23 resultat.C18:resultat.C23 resultat.B18:resultat.B23 resultat.I18:resultat.I23 resultat.B2:resultat.B9 resultat.I2:resultat.I9 resultat.B10:resultat.B17 resultat.I10:resultat.I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1" draw:text-style-name="P1" svg:width="14.282cm" svg:height="8.999cm" svg:x="57.544cm" svg:y="0.824cm">
            <draw:object draw:notify-on-update-of-ranges="resultat.B2:resultat.B9 resultat.C2:resultat.C9 resultat.B2:resultat.B9 resultat.I2:resultat.I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3.784cm" svg:height="8.999cm" svg:x="74.061cm" svg:y="0.601cm">
            <draw:object draw:notify-on-update-of-ranges="resultat.B10:resultat.B17 resultat.C10:resultat.C17 resultat.B10:resultat.B17 resultat.I10:resultat.I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3.25cm" svg:height="8.999cm" svg:x="91.26cm" svg:y="0.522cm">
            <draw:object draw:notify-on-update-of-ranges="resultat.B18:resultat.B23 resultat.C18:resultat.C23 resultat.B18:resultat.B23 resultat.I18:resultat.I2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text:p>vit_commande</text:p>
          </table:table-cell>
          <table:table-cell table:style-name="ce1" office:value-type="string" calcext:value-type="string">
            <text:p><text:s/>angle</text:p>
          </table:table-cell>
          <table:table-cell table:style-name="ce1" office:value-type="string" calcext:value-type="string">
            <text:p><text:s/>acc_mean</text:p>
          </table:table-cell>
          <table:table-cell table:style-name="ce1" office:value-type="string" calcext:value-type="string">
            <text:p><text:s/>psi_mean</text:p>
          </table:table-cell>
          <table:table-cell table:style-name="ce1" office:value-type="string" calcext:value-type="string">
            <text:p><text:s/>vit_reelle</text:p>
          </table:table-cell>
          <table:table-cell table:style-name="ce1" office:value-type="string" calcext:value-type="string">
            <text:p>Courbure</text:p>
          </table:table-cell>
          <table:table-cell table:style-name="ce1" office:value-type="string" calcext:value-type="string">
            <text:p>Accélération calculée (vitesse réelle, angle commande)</text:p>
          </table:table-cell>
          <table:table-cell table:style-name="ce1" office:value-type="string" calcext:value-type="string">
            <text:p>Erreur quadratique</text:p>
          </table:table-cell>
          <table:table-cell table:style-name="ce1" office:value-type="string" calcext:value-type="string">
            <text:p>Accélération calculée (vitesse commande, angle commande)</text:p>
          </table:table-cell>
          <table:table-cell table:style-name="ce1" office:value-type="string" calcext:value-type="string">
            <text:p>Erreur quadratique</text:p>
          </table:table-cell>
          <table:table-cell table:style-name="ce7"/>
          <table:table-cell table:style-name="ce10" table:number-columns-repeated="22"/>
          <table:table-cell table:style-name="ce10" office:value-type="string" calcext:value-type="string">
            <text:p>mesur</text:p>
          </table:table-cell>
          <table:table-cell table:style-name="ce10" table:number-columns-repeated="990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-12" calcext:value-type="float">
            <text:p>-12</text:p>
          </table:table-cell>
          <table:table-cell table:style-name="ce2" office:value-type="float" office:value="-7.57498576027597" calcext:value-type="float">
            <text:p>-7,57498576027597</text:p>
          </table:table-cell>
          <table:table-cell table:style-name="ce2" office:value-type="float" office:value="-2.20686223379526" calcext:value-type="float">
            <text:p>-2,20686223379526</text:p>
          </table:table-cell>
          <table:table-cell table:style-name="ce2" office:value-type="float" office:value="3.43246879858416" calcext:value-type="float">
            <text:p>3,43246879858416</text:p>
          </table:table-cell>
          <table:table-cell table:style-name="ce2" table:formula="of:=[.D2]^2/[.C2]" office:value-type="float" office:value="-0.64293730352496" calcext:value-type="float">
            <text:p>-0,64293730352496</text:p>
          </table:table-cell>
          <table:table-cell table:style-name="ce2" table:formula="of:=[.$M$2]*[.E2]/(1 + [.$M$3]*[.E2]^2)*[.B2] + [.$M$4]" office:value-type="float" office:value="-2.79175424736592" calcext:value-type="float">
            <text:p>-2,79175424736592</text:p>
          </table:table-cell>
          <table:table-cell table:style-name="ce2" table:formula="of:=(([.C2]-[.G2]))^2" office:value-type="float" office:value="22.8793037060958" calcext:value-type="float">
            <text:p>22,8793037060958</text:p>
          </table:table-cell>
          <table:table-cell table:style-name="ce2" table:formula="of:=[.$M$2]*[.A2]/(1 + [.$M$3]*[.A2]^2)*[.$B2] + [.$M$4]" office:value-type="float" office:value="-8.22237980396003" calcext:value-type="float">
            <text:p>-8,22237980396003</text:p>
          </table:table-cell>
          <table:table-cell table:style-name="ce2" table:formula="of:=(([.C2]-[.I2]))^2" office:value-type="float" office:value="0.4191190477976" calcext:value-type="float">
            <text:p>0,4191190477976</text:p>
          </table:table-cell>
          <table:table-cell table:style-name="ce8"/>
          <table:table-cell table:style-name="ce11" office:value-type="string" calcext:value-type="string">
            <text:p>lambda</text:p>
          </table:table-cell>
          <table:table-cell table:style-name="ce12" office:value-type="float" office:value="0.0258440025401331" calcext:value-type="float">
            <text:p>0,025844002540133</text:p>
          </table:table-cell>
          <table:table-cell table:number-columns-repeated="1011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-10" calcext:value-type="float">
            <text:p>-10</text:p>
          </table:table-cell>
          <table:table-cell table:style-name="ce2" office:value-type="float" office:value="-7.26110467052459" calcext:value-type="float">
            <text:p>-7,26110467052459</text:p>
          </table:table-cell>
          <table:table-cell table:style-name="ce2" office:value-type="float" office:value="-1.95857528722582" calcext:value-type="float">
            <text:p>-1,95857528722582</text:p>
          </table:table-cell>
          <table:table-cell table:style-name="ce2" office:value-type="float" office:value="3.70734008433724" calcext:value-type="float">
            <text:p>3,70734008433724</text:p>
          </table:table-cell>
          <table:table-cell table:style-name="ce2" table:formula="of:=[.D3]^2/[.C3]" office:value-type="float" office:value="-0.528296633885952" calcext:value-type="float">
            <text:p>-0,528296633885952</text:p>
          </table:table-cell>
          <table:table-cell table:style-name="ce2" table:formula="of:=[.$M$2]*[.E3]/(1 + [.$M$3]*[.E3]^2)*[.B3] + [.$M$4]" office:value-type="float" office:value="-2.68579973930912" calcext:value-type="float">
            <text:p>-2,68579973930912</text:p>
          </table:table-cell>
          <table:table-cell table:style-name="ce2" table:formula="of:=(([.C3]-[.G3]))^2" office:value-type="float" office:value="20.9334152136046" calcext:value-type="float">
            <text:p>20,9334152136046</text:p>
          </table:table-cell>
          <table:table-cell table:style-name="ce2" table:formula="of:=[.$M$2]*[.A3]/(1 + [.$M$3]*[.A3]^2)*[.$B3] + [.$M$4]" office:value-type="float" office:value="-7.13847808947347" calcext:value-type="float">
            <text:p>-7,13847808947347</text:p>
          </table:table-cell>
          <table:table-cell table:style-name="ce2" table:formula="of:=(([.C3]-[.I3]))^2" office:value-type="float" office:value="0.0150372783802866" calcext:value-type="float">
            <text:p>0,015037278380287</text:p>
          </table:table-cell>
          <table:table-cell table:style-name="ce8"/>
          <table:table-cell table:style-name="ce11" office:value-type="string" calcext:value-type="string">
            <text:p>k</text:p>
          </table:table-cell>
          <table:table-cell table:style-name="ce12" office:value-type="float" office:value="-0.000655090832551343" calcext:value-type="float">
            <text:p>-0,000655090832551</text:p>
          </table:table-cell>
          <table:table-cell table:number-columns-repeated="1011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-8" calcext:value-type="float">
            <text:p>-8</text:p>
          </table:table-cell>
          <table:table-cell table:style-name="ce2" office:value-type="float" office:value="-6.4551487310975" calcext:value-type="float">
            <text:p>-6,4551487310975</text:p>
          </table:table-cell>
          <table:table-cell table:style-name="ce2" office:value-type="float" office:value="-1.60140937610967" calcext:value-type="float">
            <text:p>-1,60140937610967</text:p>
          </table:table-cell>
          <table:table-cell table:style-name="ce2" office:value-type="float" office:value="4.03091728286187" calcext:value-type="float">
            <text:p>4,03091728286187</text:p>
          </table:table-cell>
          <table:table-cell table:style-name="ce2" table:formula="of:=[.D4]^2/[.C4]" office:value-type="float" office:value="-0.397281626918602" calcext:value-type="float">
            <text:p>-0,397281626918602</text:p>
          </table:table-cell>
          <table:table-cell table:style-name="ce2" table:formula="of:=[.$M$2]*[.E4]/(1 + [.$M$3]*[.E4]^2)*[.B4] + [.$M$4]" office:value-type="float" office:value="-2.56133604982195" calcext:value-type="float">
            <text:p>-2,56133604982195</text:p>
          </table:table-cell>
          <table:table-cell table:style-name="ce2" table:formula="of:=(([.C4]-[.G4]))^2" office:value-type="float" office:value="15.1617771968623" calcext:value-type="float">
            <text:p>15,1617771968623</text:p>
          </table:table-cell>
          <table:table-cell table:style-name="ce2" table:formula="of:=[.$M$2]*[.A4]/(1 + [.$M$3]*[.A4]^2)*[.$B4] + [.$M$4]" office:value-type="float" office:value="-6.05457637498691" calcext:value-type="float">
            <text:p>-6,05457637498691</text:p>
          </table:table-cell>
          <table:table-cell table:style-name="ce2" table:formula="of:=(([.C4]-[.I4]))^2" office:value-type="float" office:value="0.160458212479987" calcext:value-type="float">
            <text:p>0,160458212479987</text:p>
          </table:table-cell>
          <table:table-cell table:style-name="ce8"/>
          <table:table-cell table:style-name="ce11" office:value-type="string" calcext:value-type="string">
            <text:p>beta</text:p>
          </table:table-cell>
          <table:table-cell table:style-name="ce12" office:value-type="float" office:value="-1.71896951704068" calcext:value-type="float">
            <text:p>-1,71896951704068</text:p>
          </table:table-cell>
          <table:table-cell table:number-columns-repeated="1011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.76551027667892" calcext:value-type="float">
            <text:p>-4,76551027667892</text:p>
          </table:table-cell>
          <table:table-cell table:style-name="ce2" office:value-type="float" office:value="-1.01842372684398" calcext:value-type="float">
            <text:p>-1,01842372684398</text:p>
          </table:table-cell>
          <table:table-cell table:style-name="ce2" office:value-type="float" office:value="4.67930012927612" calcext:value-type="float">
            <text:p>4,67930012927612</text:p>
          </table:table-cell>
          <table:table-cell table:style-name="ce2" table:formula="of:=[.D5]^2/[.C5]" office:value-type="float" office:value="-0.217644455091092" calcext:value-type="float">
            <text:p>-0,217644455091092</text:p>
          </table:table-cell>
          <table:table-cell table:style-name="ce2" table:formula="of:=[.$M$2]*[.E5]/(1 + [.$M$3]*[.E5]^2)*[.B5] + [.$M$4]" office:value-type="float" office:value="-2.33242804749239" calcext:value-type="float">
            <text:p>-2,33242804749239</text:p>
          </table:table-cell>
          <table:table-cell table:style-name="ce2" table:formula="of:=(([.C5]-[.G5]))^2" office:value-type="float" office:value="5.91988913398332" calcext:value-type="float">
            <text:p>5,91988913398332</text:p>
          </table:table-cell>
          <table:table-cell table:style-name="ce2" table:formula="of:=[.$M$2]*[.A5]/(1 + [.$M$3]*[.A5]^2)*[.$B5] + [.$M$4]" office:value-type="float" office:value="-4.42872380325708" calcext:value-type="float">
            <text:p>-4,42872380325708</text:p>
          </table:table-cell>
          <table:table-cell table:style-name="ce2" table:formula="of:=(([.C5]-[.I5]))^2" office:value-type="float" office:value="0.113425128679922" calcext:value-type="float">
            <text:p>0,113425128679922</text:p>
          </table:table-cell>
          <table:table-cell table:style-name="ce8"/>
          <table:table-cell table:style-name="ce11" office:value-type="string" calcext:value-type="string">
            <text:p>Somme des erreurs quadratiques</text:p>
          </table:table-cell>
          <table:table-cell table:style-name="ce12" table:formula="of:=SUM([.J2:.J26])" office:value-type="float" office:value="18.8671936942876" calcext:value-type="float">
            <text:p>18,8671936942876</text:p>
          </table:table-cell>
          <table:table-cell table:number-columns-repeated="1011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61490826333465" calcext:value-type="float">
            <text:p>1,61490826333465</text:p>
          </table:table-cell>
          <table:table-cell table:style-name="ce2" office:value-type="float" office:value="1.04919236846903" calcext:value-type="float">
            <text:p>1,04919236846903</text:p>
          </table:table-cell>
          <table:table-cell table:style-name="ce2" office:value-type="float" office:value="1.53919177442274" calcext:value-type="float">
            <text:p>1,53919177442274</text:p>
          </table:table-cell>
          <table:table-cell table:style-name="ce2" table:formula="of:=[.D6]^2/[.C6]" office:value-type="float" office:value="0.681651491324085" calcext:value-type="float">
            <text:p>0,681651491324085</text:p>
          </table:table-cell>
          <table:table-cell table:style-name="ce2" table:formula="of:=[.$M$2]*[.E6]/(1 + [.$M$3]*[.E6]^2)*[.B6] + [.$M$4]" office:value-type="float" office:value="-1.51976597587046" calcext:value-type="float">
            <text:p>-1,51976597587046</text:p>
          </table:table-cell>
          <table:table-cell table:style-name="ce2" table:formula="of:=(([.C6]-[.G6]))^2" office:value-type="float" office:value="9.82618258593614" calcext:value-type="float">
            <text:p>9,82618258593614</text:p>
          </table:table-cell>
          <table:table-cell table:style-name="ce2" table:formula="of:=[.$M$2]*[.A6]/(1 + [.$M$3]*[.A6]^2)*[.$B6] + [.$M$4]" office:value-type="float" office:value="0.990784769175716" calcext:value-type="float">
            <text:p>0,990784769175716</text:p>
          </table:table-cell>
          <table:table-cell table:style-name="ce2" table:formula="of:=(([.C6]-[.I6]))^2" office:value-type="float" office:value="0.389530135961157" calcext:value-type="float">
            <text:p>0,389530135961157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.82671522927186" calcext:value-type="float">
            <text:p>2,82671522927186</text:p>
          </table:table-cell>
          <table:table-cell table:style-name="ce2" office:value-type="float" office:value="1.56944453090234" calcext:value-type="float">
            <text:p>1,56944453090234</text:p>
          </table:table-cell>
          <table:table-cell table:style-name="ce2" office:value-type="float" office:value="1.80109279022857" calcext:value-type="float">
            <text:p>1,80109279022857</text:p>
          </table:table-cell>
          <table:table-cell table:style-name="ce2" table:formula="of:=[.D7]^2/[.C7]" office:value-type="float" office:value="0.871384605733262" calcext:value-type="float">
            <text:p>0,871384605733262</text:p>
          </table:table-cell>
          <table:table-cell table:style-name="ce2" table:formula="of:=[.$M$2]*[.E7]/(1 + [.$M$3]*[.E7]^2)*[.B7] + [.$M$4]" office:value-type="float" office:value="-1.3457969251608" calcext:value-type="float">
            <text:p>-1,3457969251608</text:p>
          </table:table-cell>
          <table:table-cell table:style-name="ce2" table:formula="of:=(([.C7]-[.G7]))^2" office:value-type="float" office:value="17.4098576788883" calcext:value-type="float">
            <text:p>17,4098576788883</text:p>
          </table:table-cell>
          <table:table-cell table:style-name="ce2" table:formula="of:=[.$M$2]*[.A7]/(1 + [.$M$3]*[.A7]^2)*[.$B7] + [.$M$4]" office:value-type="float" office:value="2.61663734090555" calcext:value-type="float">
            <text:p>2,61663734090555</text:p>
          </table:table-cell>
          <table:table-cell table:style-name="ce2" table:formula="of:=(([.C7]-[.I7]))^2" office:value-type="float" office:value="0.0441327191804463" calcext:value-type="float">
            <text:p>0,044132719180446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.49655403055226" calcext:value-type="float">
            <text:p>3,49655403055226</text:p>
          </table:table-cell>
          <table:table-cell table:style-name="ce2" office:value-type="float" office:value="1.93237092811474" calcext:value-type="float">
            <text:p>1,93237092811474</text:p>
          </table:table-cell>
          <table:table-cell table:style-name="ce2" office:value-type="float" office:value="1.80946317276858" calcext:value-type="float">
            <text:p>1,80946317276858</text:p>
          </table:table-cell>
          <table:table-cell table:style-name="ce2" table:formula="of:=[.D8]^2/[.C8]" office:value-type="float" office:value="1.06792498305346" calcext:value-type="float">
            <text:p>1,06792498305346</text:p>
          </table:table-cell>
          <table:table-cell table:style-name="ce2" table:formula="of:=[.$M$2]*[.E8]/(1 + [.$M$3]*[.E8]^2)*[.B8] + [.$M$4]" office:value-type="float" office:value="-1.25032663053758" calcext:value-type="float">
            <text:p>-1,25032663053758</text:p>
          </table:table-cell>
          <table:table-cell table:style-name="ce2" table:formula="of:=(([.C8]-[.G8]))^2" office:value-type="float" office:value="22.5328760106287" calcext:value-type="float">
            <text:p>22,5328760106287</text:p>
          </table:table-cell>
          <table:table-cell table:style-name="ce2" table:formula="of:=[.$M$2]*[.A8]/(1 + [.$M$3]*[.A8]^2)*[.$B8] + [.$M$4]" office:value-type="float" office:value="3.70053905539211" calcext:value-type="float">
            <text:p>3,70053905539211</text:p>
          </table:table-cell>
          <table:table-cell table:style-name="ce2" table:formula="of:=(([.C8]-[.I8]))^2" office:value-type="float" office:value="0.0416098903589148" calcext:value-type="float">
            <text:p>0,041609890358915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.91266100808161" calcext:value-type="float">
            <text:p>3,91266100808161</text:p>
          </table:table-cell>
          <table:table-cell table:style-name="ce2" office:value-type="float" office:value="2.21822603129737" calcext:value-type="float">
            <text:p>2,21822603129737</text:p>
          </table:table-cell>
          <table:table-cell table:style-name="ce2" office:value-type="float" office:value="1.76386939512797" calcext:value-type="float">
            <text:p>1,76386939512797</text:p>
          </table:table-cell>
          <table:table-cell table:style-name="ce2" table:formula="of:=[.D9]^2/[.C9]" office:value-type="float" office:value="1.25759086099254" calcext:value-type="float">
            <text:p>1,25759086099254</text:p>
          </table:table-cell>
          <table:table-cell table:style-name="ce2" table:formula="of:=[.$M$2]*[.E9]/(1 + [.$M$3]*[.E9]^2)*[.B9] + [.$M$4]" office:value-type="float" office:value="-1.1708269833553" calcext:value-type="float">
            <text:p>-1,1708269833553</text:p>
          </table:table-cell>
          <table:table-cell table:style-name="ce2" table:formula="of:=(([.C9]-[.G9]))^2" office:value-type="float" office:value="25.8418501590832" calcext:value-type="float">
            <text:p>25,8418501590832</text:p>
          </table:table-cell>
          <table:table-cell table:style-name="ce2" table:formula="of:=[.$M$2]*[.A9]/(1 + [.$M$3]*[.A9]^2)*[.$B9] + [.$M$4]" office:value-type="float" office:value="4.78444076987867" calcext:value-type="float">
            <text:p>4,78444076987867</text:p>
          </table:table-cell>
          <table:table-cell table:style-name="ce2" table:formula="of:=(([.C9]-[.I9]))^2" office:value-type="float" office:value="0.759999953078939" calcext:value-type="float">
            <text:p>0,759999953078939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-8.03240080871824" calcext:value-type="float">
            <text:p>-8,03240080871824</text:p>
          </table:table-cell>
          <table:table-cell table:style-name="ce3" office:value-type="float" office:value="-2.31719664691964" calcext:value-type="float">
            <text:p>-2,31719664691964</text:p>
          </table:table-cell>
          <table:table-cell table:style-name="ce3" office:value-type="float" office:value="3.46643036075341" calcext:value-type="float">
            <text:p>3,46643036075341</text:p>
          </table:table-cell>
          <table:table-cell table:style-name="ce3" table:formula="of:=[.D10]^2/[.C10]" office:value-type="float" office:value="-0.66846767589931" calcext:value-type="float">
            <text:p>-0,66846767589931</text:p>
          </table:table-cell>
          <table:table-cell table:style-name="ce2" table:formula="of:=[.$M$2]*[.E10]/(1 + [.$M$3]*[.E10]^2)*[.B10] + [.$M$4]" office:value-type="float" office:value="-2.80253620923821" calcext:value-type="float">
            <text:p>-2,80253620923821</text:p>
          </table:table-cell>
          <table:table-cell table:style-name="ce3" table:formula="of:=(([.C10]-[.G10]))^2" office:value-type="float" office:value="27.3514837288944" calcext:value-type="float">
            <text:p>27,3514837288944</text:p>
          </table:table-cell>
          <table:table-cell table:style-name="ce3" table:formula="of:=[.$M$2]*[.A10]/(1 + [.$M$3]*[.A10]^2)*[.$B10] + [.$M$4]" office:value-type="float" office:value="-8.80535543596589" calcext:value-type="float">
            <text:p>-8,80535543596589</text:p>
          </table:table-cell>
          <table:table-cell table:style-name="ce3" table:formula="of:=(([.C10]-[.I10]))^2" office:value-type="float" office:value="0.597458855783553" calcext:value-type="float">
            <text:p>0,597458855783553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-7.79193229200805" calcext:value-type="float">
            <text:p>-7,79193229200805</text:p>
          </table:table-cell>
          <table:table-cell table:style-name="ce3" office:value-type="float" office:value="-2.07447728670059" calcext:value-type="float">
            <text:p>-2,07447728670059</text:p>
          </table:table-cell>
          <table:table-cell table:style-name="ce3" office:value-type="float" office:value="3.75609429033612" calcext:value-type="float">
            <text:p>3,75609429033612</text:p>
          </table:table-cell>
          <table:table-cell table:style-name="ce3" table:formula="of:=[.D11]^2/[.C11]" office:value-type="float" office:value="-0.552296381919356" calcext:value-type="float">
            <text:p>-0,552296381919356</text:p>
          </table:table-cell>
          <table:table-cell table:style-name="ce2" table:formula="of:=[.$M$2]*[.E11]/(1 + [.$M$3]*[.E11]^2)*[.B11] + [.$M$4]" office:value-type="float" office:value="-2.69874992926055" calcext:value-type="float">
            <text:p>-2,69874992926055</text:p>
          </table:table-cell>
          <table:table-cell table:style-name="ce3" table:formula="of:=(([.C11]-[.G11]))^2" office:value-type="float" office:value="25.9405065802022" calcext:value-type="float">
            <text:p>25,9405065802022</text:p>
          </table:table-cell>
          <table:table-cell table:style-name="ce3" table:formula="of:=[.$M$2]*[.A11]/(1 + [.$M$3]*[.A11]^2)*[.$B11] + [.$M$4]" office:value-type="float" office:value="-7.62429111614502" calcext:value-type="float">
            <text:p>-7,62429111614502</text:p>
          </table:table-cell>
          <table:table-cell table:style-name="ce3" table:formula="of:=(([.C11]-[.I11]))^2" office:value-type="float" office:value="0.0281035638447386" calcext:value-type="float">
            <text:p>0,028103563844739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-7.28108102663921" calcext:value-type="float">
            <text:p>-7,28108102663921</text:p>
          </table:table-cell>
          <table:table-cell table:style-name="ce3" office:value-type="float" office:value="-1.75827853989645" calcext:value-type="float">
            <text:p>-1,75827853989645</text:p>
          </table:table-cell>
          <table:table-cell table:style-name="ce3" office:value-type="float" office:value="4.14102820538776" calcext:value-type="float">
            <text:p>4,14102820538776</text:p>
          </table:table-cell>
          <table:table-cell table:style-name="ce3" table:formula="of:=[.D12]^2/[.C12]" office:value-type="float" office:value="-0.424599508307818" calcext:value-type="float">
            <text:p>-0,424599508307818</text:p>
          </table:table-cell>
          <table:table-cell table:style-name="ce2" table:formula="of:=[.$M$2]*[.E12]/(1 + [.$M$3]*[.E12]^2)*[.B12] + [.$M$4]" office:value-type="float" office:value="-2.5848625368726" calcext:value-type="float">
            <text:p>-2,5848625368726</text:p>
          </table:table-cell>
          <table:table-cell table:style-name="ce3" table:formula="of:=(([.C12]-[.G12]))^2" office:value-type="float" office:value="22.0544681036258" calcext:value-type="float">
            <text:p>22,0544681036258</text:p>
          </table:table-cell>
          <table:table-cell table:style-name="ce3" table:formula="of:=[.$M$2]*[.A12]/(1 + [.$M$3]*[.A12]^2)*[.$B12] + [.$M$4]" office:value-type="float" office:value="-6.44322679632415" calcext:value-type="float">
            <text:p>-6,44322679632415</text:p>
          </table:table-cell>
          <table:table-cell table:style-name="ce3" table:formula="of:=(([.C12]-[.I12]))^2" office:value-type="float" office:value="0.701999711256836" calcext:value-type="float">
            <text:p>0,701999711256836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-5.90066926767394" calcext:value-type="float">
            <text:p>-5,90066926767394</text:p>
          </table:table-cell>
          <table:table-cell table:style-name="ce3" office:value-type="float" office:value="-1.14226811162081" calcext:value-type="float">
            <text:p>-1,14226811162081</text:p>
          </table:table-cell>
          <table:table-cell table:style-name="ce3" office:value-type="float" office:value="5.16574804780399" calcext:value-type="float">
            <text:p>5,16574804780399</text:p>
          </table:table-cell>
          <table:table-cell table:style-name="ce3" table:formula="of:=[.D13]^2/[.C13]" office:value-type="float" office:value="-0.221123465769183" calcext:value-type="float">
            <text:p>-0,221123465769183</text:p>
          </table:table-cell>
          <table:table-cell table:style-name="ce2" table:formula="of:=[.$M$2]*[.E13]/(1 + [.$M$3]*[.E13]^2)*[.B13] + [.$M$4]" office:value-type="float" office:value="-2.39836408808675" calcext:value-type="float">
            <text:p>-2,39836408808675</text:p>
          </table:table-cell>
          <table:table-cell table:style-name="ce3" table:formula="of:=(([.C13]-[.G13]))^2" office:value-type="float" office:value="12.2661415709633" calcext:value-type="float">
            <text:p>12,2661415709633</text:p>
          </table:table-cell>
          <table:table-cell table:style-name="ce3" table:formula="of:=[.$M$2]*[.A13]/(1 + [.$M$3]*[.A13]^2)*[.$B13] + [.$M$4]" office:value-type="float" office:value="-4.67163031659285" calcext:value-type="float">
            <text:p>-4,67163031659285</text:p>
          </table:table-cell>
          <table:table-cell table:style-name="ce3" table:formula="of:=(([.C13]-[.I13]))^2" office:value-type="float" office:value="1.5105367432745" calcext:value-type="float">
            <text:p>1,5105367432745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75680421935149" calcext:value-type="float">
            <text:p>2,75680421935149</text:p>
          </table:table-cell>
          <table:table-cell table:style-name="ce3" office:value-type="float" office:value="1.15600907092979" calcext:value-type="float">
            <text:p>1,15600907092979</text:p>
          </table:table-cell>
          <table:table-cell table:style-name="ce3" office:value-type="float" office:value="2.38476002366847" calcext:value-type="float">
            <text:p>2,38476002366847</text:p>
          </table:table-cell>
          <table:table-cell table:style-name="ce3" table:formula="of:=[.D14]^2/[.C14]" office:value-type="float" office:value="0.48474859501859" calcext:value-type="float">
            <text:p>0,48474859501859</text:p>
          </table:table-cell>
          <table:table-cell table:style-name="ce2" table:formula="of:=[.$M$2]*[.E14]/(1 + [.$M$3]*[.E14]^2)*[.B14] + [.$M$4]" office:value-type="float" office:value="-1.40965844131237" calcext:value-type="float">
            <text:p>-1,40965844131237</text:p>
          </table:table-cell>
          <table:table-cell table:style-name="ce3" table:formula="of:=(([.C14]-[.G14]))^2" office:value-type="float" office:value="17.3594111027062" calcext:value-type="float">
            <text:p>17,3594111027062</text:p>
          </table:table-cell>
          <table:table-cell table:style-name="ce3" table:formula="of:=[.$M$2]*[.A14]/(1 + [.$M$3]*[.A14]^2)*[.$B14] + [.$M$4]" office:value-type="float" office:value="1.23369128251149" calcext:value-type="float">
            <text:p>1,23369128251149</text:p>
          </table:table-cell>
          <table:table-cell table:style-name="ce3" table:formula="of:=(([.C14]-[.I14]))^2" office:value-type="float" office:value="2.31987301836937" calcext:value-type="float">
            <text:p>2,31987301836937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.99838211344209" calcext:value-type="float">
            <text:p>3,99838211344209</text:p>
          </table:table-cell>
          <table:table-cell table:style-name="ce3" office:value-type="float" office:value="1.70679688973142" calcext:value-type="float">
            <text:p>1,70679688973142</text:p>
          </table:table-cell>
          <table:table-cell table:style-name="ce3" office:value-type="float" office:value="2.34262327140241" calcext:value-type="float">
            <text:p>2,34262327140241</text:p>
          </table:table-cell>
          <table:table-cell table:style-name="ce3" table:formula="of:=[.D15]^2/[.C15]" office:value-type="float" office:value="0.728583597101228" calcext:value-type="float">
            <text:p>0,728583597101228</text:p>
          </table:table-cell>
          <table:table-cell table:style-name="ce2" table:formula="of:=[.$M$2]*[.E15]/(1 + [.$M$3]*[.E15]^2)*[.B15] + [.$M$4]" office:value-type="float" office:value="-1.23287990034151" calcext:value-type="float">
            <text:p>-1,23287990034151</text:p>
          </table:table-cell>
          <table:table-cell table:style-name="ce3" table:formula="of:=(([.C15]-[.G15]))^2" office:value-type="float" office:value="27.3661022568552" calcext:value-type="float">
            <text:p>27,3661022568552</text:p>
          </table:table-cell>
          <table:table-cell table:style-name="ce3" table:formula="of:=[.$M$2]*[.A15]/(1 + [.$M$3]*[.A15]^2)*[.$B15] + [.$M$4]" office:value-type="float" office:value="3.00528776224279" calcext:value-type="float">
            <text:p>3,00528776224279</text:p>
          </table:table-cell>
          <table:table-cell table:style-name="ce3" table:formula="of:=(([.C15]-[.I15]))^2" office:value-type="float" office:value="0.986236390383952" calcext:value-type="float">
            <text:p>0,986236390383952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.59585412885878" calcext:value-type="float">
            <text:p>4,59585412885878</text:p>
          </table:table-cell>
          <table:table-cell table:style-name="ce3" office:value-type="float" office:value="2.07259611662163" calcext:value-type="float">
            <text:p>2,07259611662163</text:p>
          </table:table-cell>
          <table:table-cell table:style-name="ce3" office:value-type="float" office:value="2.21743835762372" calcext:value-type="float">
            <text:p>2,21743835762372</text:p>
          </table:table-cell>
          <table:table-cell table:style-name="ce3" table:formula="of:=[.D16]^2/[.C16]" office:value-type="float" office:value="0.934680375441276" calcext:value-type="float">
            <text:p>0,934680375441276</text:p>
          </table:table-cell>
          <table:table-cell table:style-name="ce2" table:formula="of:=[.$M$2]*[.E16]/(1 + [.$M$3]*[.E16]^2)*[.B16] + [.$M$4]" office:value-type="float" office:value="-1.14404279328594" calcext:value-type="float">
            <text:p>-1,14404279328594</text:p>
          </table:table-cell>
          <table:table-cell table:style-name="ce3" table:formula="of:=(([.C16]-[.G16]))^2" office:value-type="float" office:value="32.9464166768464" calcext:value-type="float">
            <text:p>32,9464166768464</text:p>
          </table:table-cell>
          <table:table-cell table:style-name="ce3" table:formula="of:=[.$M$2]*[.A16]/(1 + [.$M$3]*[.A16]^2)*[.$B16] + [.$M$4]" office:value-type="float" office:value="4.18635208206366" calcext:value-type="float">
            <text:p>4,18635208206366</text:p>
          </table:table-cell>
          <table:table-cell table:style-name="ce3" table:formula="of:=(([.C16]-[.I16]))^2" office:value-type="float" office:value="0.167691926329391" calcext:value-type="float">
            <text:p>0,167691926329391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.05768925784793" calcext:value-type="float">
            <text:p>5,05768925784793</text:p>
          </table:table-cell>
          <table:table-cell table:style-name="ce3" office:value-type="float" office:value="2.3807952752399" calcext:value-type="float">
            <text:p>2,3807952752399</text:p>
          </table:table-cell>
          <table:table-cell table:style-name="ce3" office:value-type="float" office:value="2.12436966355215" calcext:value-type="float">
            <text:p>2,12436966355215</text:p>
          </table:table-cell>
          <table:table-cell table:style-name="ce3" table:formula="of:=[.D17]^2/[.C17]" office:value-type="float" office:value="1.12070668118042" calcext:value-type="float">
            <text:p>1,12070668118042</text:p>
          </table:table-cell>
          <table:table-cell table:style-name="ce2" table:formula="of:=[.$M$2]*[.E17]/(1 + [.$M$3]*[.E17]^2)*[.B17] + [.$M$4]" office:value-type="float" office:value="-1.05818941367203" calcext:value-type="float">
            <text:p>-1,05818941367203</text:p>
          </table:table-cell>
          <table:table-cell table:style-name="ce3" table:formula="of:=(([.C17]-[.G17]))^2" office:value-type="float" office:value="37.4039719247528" calcext:value-type="float">
            <text:p>37,4039719247528</text:p>
          </table:table-cell>
          <table:table-cell table:style-name="ce3" table:formula="of:=[.$M$2]*[.A17]/(1 + [.$M$3]*[.A17]^2)*[.$B17] + [.$M$4]" office:value-type="float" office:value="5.36741640188453" calcext:value-type="float">
            <text:p>5,36741640188453</text:p>
          </table:table-cell>
          <table:table-cell table:style-name="ce3" table:formula="of:=(([.C17]-[.I17]))^2" office:value-type="float" office:value="0.0959309037530683" calcext:value-type="float">
            <text:p>0,095930903753068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-8.91546267608868" calcext:value-type="float">
            <text:p>-8,91546267608868</text:p>
          </table:table-cell>
          <table:table-cell table:style-name="ce4" office:value-type="float" office:value="-2.29320848288201" calcext:value-type="float">
            <text:p>-2,29320848288201</text:p>
          </table:table-cell>
          <table:table-cell table:style-name="ce4" office:value-type="float" office:value="3.88776805189736" calcext:value-type="float">
            <text:p>3,88776805189736</text:p>
          </table:table-cell>
          <table:table-cell table:style-name="ce4" table:formula="of:=[.D18]^2/[.C18]" office:value-type="float" office:value="-0.589852185693756" calcext:value-type="float">
            <text:p>-0,589852185693756</text:p>
          </table:table-cell>
          <table:table-cell table:style-name="ce2" table:formula="of:=[.$M$2]*[.E18]/(1 + [.$M$3]*[.E18]^2)*[.B18] + [.$M$4]" office:value-type="float" office:value="-2.93673308588405" calcext:value-type="float">
            <text:p>-2,93673308588405</text:p>
          </table:table-cell>
          <table:table-cell table:style-name="ce4" table:formula="of:=(([.C18]-[.G18]))^2" office:value-type="float" office:value="35.7452075127885" calcext:value-type="float">
            <text:p>35,7452075127885</text:p>
          </table:table-cell>
          <table:table-cell table:style-name="ce4" table:formula="of:=[.$M$2]*[.A18]/(1 + [.$M$3]*[.A18]^2)*[.$B18] + [.$M$4]" office:value-type="float" office:value="-10.1239369797607" calcext:value-type="float">
            <text:p>-10,1239369797607</text:p>
          </table:table-cell>
          <table:table-cell table:style-name="ce4" table:formula="of:=(([.C18]-[.I18]))^2" office:value-type="float" office:value="1.46041014263559" calcext:value-type="float">
            <text:p>1,46041014263559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float" office:value="-8.675317240134" calcext:value-type="float">
            <text:p>-8,675317240134</text:p>
          </table:table-cell>
          <table:table-cell table:style-name="ce4" office:value-type="float" office:value="-2.08666841686883" calcext:value-type="float">
            <text:p>-2,08666841686883</text:p>
          </table:table-cell>
          <table:table-cell table:style-name="ce4" office:value-type="float" office:value="4.15749678770327" calcext:value-type="float">
            <text:p>4,15749678770327</text:p>
          </table:table-cell>
          <table:table-cell table:style-name="ce4" table:formula="of:=[.D19]^2/[.C19]" office:value-type="float" office:value="-0.501904997988363" calcext:value-type="float">
            <text:p>-0,501904997988363</text:p>
          </table:table-cell>
          <table:table-cell table:style-name="ce2" table:formula="of:=[.$M$2]*[.E19]/(1 + [.$M$3]*[.E19]^2)*[.B19] + [.$M$4]" office:value-type="float" office:value="-2.80573868914623" calcext:value-type="float">
            <text:p>-2,80573868914623</text:p>
          </table:table-cell>
          <table:table-cell table:style-name="ce4" table:formula="of:=(([.C19]-[.G19]))^2" office:value-type="float" office:value="34.4519523662157" calcext:value-type="float">
            <text:p>34,4519523662157</text:p>
          </table:table-cell>
          <table:table-cell table:style-name="ce4" table:formula="of:=[.$M$2]*[.A19]/(1 + [.$M$3]*[.A19]^2)*[.$B19] + [.$M$4]" office:value-type="float" office:value="-8.72310906930737" calcext:value-type="float">
            <text:p>-8,72310906930737</text:p>
          </table:table-cell>
          <table:table-cell table:style-name="ce4" table:formula="of:=(([.C19]-[.I19]))^2" office:value-type="float" office:value="0.00228405893573659" calcext:value-type="float">
            <text:p>0,002284058935737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-8.32046111204009" calcext:value-type="float">
            <text:p>-8,32046111204009</text:p>
          </table:table-cell>
          <table:table-cell table:style-name="ce4" office:value-type="float" office:value="-1.74978173490961" calcext:value-type="float">
            <text:p>-1,74978173490961</text:p>
          </table:table-cell>
          <table:table-cell table:style-name="ce4" office:value-type="float" office:value="4.7551422820572" calcext:value-type="float">
            <text:p>4,7551422820572</text:p>
          </table:table-cell>
          <table:table-cell table:style-name="ce4" table:formula="of:=[.D20]^2/[.C20]" office:value-type="float" office:value="-0.367976735735573" calcext:value-type="float">
            <text:p>-0,367976735735573</text:p>
          </table:table-cell>
          <table:table-cell table:style-name="ce2" table:formula="of:=[.$M$2]*[.E20]/(1 + [.$M$3]*[.E20]^2)*[.B20] + [.$M$4]" office:value-type="float" office:value="-2.71688644172287" calcext:value-type="float">
            <text:p>-2,71688644172287</text:p>
          </table:table-cell>
          <table:table-cell table:style-name="ce4" table:formula="of:=(([.C20]-[.G20]))^2" office:value-type="float" office:value="31.4000490858207" calcext:value-type="float">
            <text:p>31,4000490858207</text:p>
          </table:table-cell>
          <table:table-cell table:style-name="ce4" table:formula="of:=[.$M$2]*[.A20]/(1 + [.$M$3]*[.A20]^2)*[.$B20] + [.$M$4]" office:value-type="float" office:value="-7.32228115885403" calcext:value-type="float">
            <text:p>-7,32228115885403</text:p>
          </table:table-cell>
          <table:table-cell table:style-name="ce4" table:formula="of:=(([.C20]-[.I20]))^2" office:value-type="float" office:value="0.996363218942522" calcext:value-type="float">
            <text:p>0,996363218942522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.40171378659429" calcext:value-type="float">
            <text:p>5,40171378659429</text:p>
          </table:table-cell>
          <table:table-cell table:style-name="ce4" office:value-type="float" office:value="1.90194320196415" calcext:value-type="float">
            <text:p>1,90194320196415</text:p>
          </table:table-cell>
          <table:table-cell table:style-name="ce4" office:value-type="float" office:value="2.84010257562682" calcext:value-type="float">
            <text:p>2,84010257562682</text:p>
          </table:table-cell>
          <table:table-cell table:style-name="ce4" table:formula="of:=[.D21]^2/[.C21]" office:value-type="float" office:value="0.66967412314127" calcext:value-type="float">
            <text:p>0,66967412314127</text:p>
          </table:table-cell>
          <table:table-cell table:style-name="ce2" table:formula="of:=[.$M$2]*[.E21]/(1 + [.$M$3]*[.E21]^2)*[.B21] + [.$M$4]" office:value-type="float" office:value="-1.12865329209442" calcext:value-type="float">
            <text:p>-1,12865329209442</text:p>
          </table:table-cell>
          <table:table-cell table:style-name="ce4" table:formula="of:=(([.C21]-[.G21]))^2" office:value-type="float" office:value="42.6456941824214" calcext:value-type="float">
            <text:p>42,6456941824214</text:p>
          </table:table-cell>
          <table:table-cell table:style-name="ce4" table:formula="of:=[.$M$2]*[.A21]/(1 + [.$M$3]*[.A21]^2)*[.$B21] + [.$M$4]" office:value-type="float" office:value="3.88434212477267" calcext:value-type="float">
            <text:p>3,88434212477267</text:p>
          </table:table-cell>
          <table:table-cell table:style-name="ce4" table:formula="of:=(([.C21]-[.I21]))^2" office:value-type="float" office:value="2.3024167600993" calcext:value-type="float">
            <text:p>2,3024167600993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.86645549327597" calcext:value-type="float">
            <text:p>5,86645549327597</text:p>
          </table:table-cell>
          <table:table-cell table:style-name="ce4" office:value-type="float" office:value="2.22803178219759" calcext:value-type="float">
            <text:p>2,22803178219759</text:p>
          </table:table-cell>
          <table:table-cell table:style-name="ce4" office:value-type="float" office:value="2.63302145873775" calcext:value-type="float">
            <text:p>2,63302145873775</text:p>
          </table:table-cell>
          <table:table-cell table:style-name="ce4" table:formula="of:=[.D22]^2/[.C22]" office:value-type="float" office:value="0.846188235497971" calcext:value-type="float">
            <text:p>0,846188235497971</text:p>
          </table:table-cell>
          <table:table-cell table:style-name="ce2" table:formula="of:=[.$M$2]*[.E22]/(1 + [.$M$3]*[.E22]^2)*[.B22] + [.$M$4]" office:value-type="float" office:value="-1.03538681488411" calcext:value-type="float">
            <text:p>-1,03538681488411</text:p>
          </table:table-cell>
          <table:table-cell table:style-name="ce4" table:formula="of:=(([.C22]-[.G22]))^2" office:value-type="float" office:value="47.6354272467085" calcext:value-type="float">
            <text:p>47,6354272467085</text:p>
          </table:table-cell>
          <table:table-cell table:style-name="ce4" table:formula="of:=[.$M$2]*[.A22]/(1 + [.$M$3]*[.A22]^2)*[.$B22] + [.$M$4]" office:value-type="float" office:value="5.28517003522601" calcext:value-type="float">
            <text:p>5,28517003522601</text:p>
          </table:table-cell>
          <table:table-cell table:style-name="ce4" table:formula="of:=(([.C22]-[.I22]))^2" office:value-type="float" office:value="0.337892783740351" calcext:value-type="float">
            <text:p>0,337892783740351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6.0820990926071" calcext:value-type="float">
            <text:p>6,0820990926071</text:p>
          </table:table-cell>
          <table:table-cell table:style-name="ce4" office:value-type="float" office:value="2.47472834639773" calcext:value-type="float">
            <text:p>2,47472834639773</text:p>
          </table:table-cell>
          <table:table-cell table:style-name="ce4" office:value-type="float" office:value="2.4576835277538" calcext:value-type="float">
            <text:p>2,4576835277538</text:p>
          </table:table-cell>
          <table:table-cell table:style-name="ce4" table:formula="of:=[.D23]^2/[.C23]" office:value-type="float" office:value="1.00693531874688" calcext:value-type="float">
            <text:p>1,00693531874688</text:p>
          </table:table-cell>
          <table:table-cell table:style-name="ce2" table:formula="of:=[.$M$2]*[.E23]/(1 + [.$M$3]*[.E23]^2)*[.B23] + [.$M$4]" office:value-type="float" office:value="-0.953745059779131" calcext:value-type="float">
            <text:p>-0,953745059779131</text:p>
          </table:table-cell>
          <table:table-cell table:style-name="ce4" table:formula="of:=(([.C23]-[.G23]))^2" office:value-type="float" office:value="49.5031029366675" calcext:value-type="float">
            <text:p>49,5031029366675</text:p>
          </table:table-cell>
          <table:table-cell table:style-name="ce4" table:formula="of:=[.$M$2]*[.A23]/(1 + [.$M$3]*[.A23]^2)*[.$B23] + [.$M$4]" office:value-type="float" office:value="6.68599794567935" calcext:value-type="float">
            <text:p>6,68599794567935</text:p>
          </table:table-cell>
          <table:table-cell table:style-name="ce4" table:formula="of:=(([.C23]-[.I23]))^2" office:value-type="float" office:value="0.364693824741977" calcext:value-type="float">
            <text:p>0,364693824741977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5" office:value-type="float" office:value="-8" calcext:value-type="float">
            <text:p>-8</text:p>
          </table:table-cell>
          <table:table-cell table:style-name="ce5" office:value-type="float" office:value="-7.3893774387066" calcext:value-type="float">
            <text:p>-7,3893774387066</text:p>
          </table:table-cell>
          <table:table-cell table:style-name="ce5" office:value-type="float" office:value="-1.54035493670751" calcext:value-type="float">
            <text:p>-1,54035493670751</text:p>
          </table:table-cell>
          <table:table-cell table:style-name="ce5" office:value-type="float" office:value="4.79719138921402" calcext:value-type="float">
            <text:p>4,79719138921402</text:p>
          </table:table-cell>
          <table:table-cell table:style-name="ce5" table:formula="of:=[.D24]^2/[.C24]" office:value-type="float" office:value="-0.321095160007756" calcext:value-type="float">
            <text:p>-0,321095160007756</text:p>
          </table:table-cell>
          <table:table-cell table:style-name="ce2" table:formula="of:=[.$M$2]*[.E24]/(1 + [.$M$3]*[.E24]^2)*[.B24] + [.$M$4]" office:value-type="float" office:value="-2.72597984878562" calcext:value-type="float">
            <text:p>-2,72597984878562</text:p>
          </table:table-cell>
          <table:table-cell table:style-name="ce5" table:formula="of:=(([.C24]-[.G24]))^2" office:value-type="float" office:value="21.7472770816808" calcext:value-type="float">
            <text:p>21,7472770816808</text:p>
          </table:table-cell>
          <table:table-cell table:style-name="ce5" table:formula="of:=[.$M$2]*[.A24]/(1 + [.$M$3]*[.A24]^2)*[.$B24] + [.$M$4]" office:value-type="float" office:value="-6.86399318199991" calcext:value-type="float">
            <text:p>-6,86399318199991</text:p>
          </table:table-cell>
          <table:table-cell table:style-name="ce5" table:formula="of:=(([.C24]-[.I24]))^2" office:value-type="float" office:value="0.276028617195245" calcext:value-type="float">
            <text:p>0,276028617195245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5" office:value-type="float" office:value="19" calcext:value-type="float">
            <text:p>19</text:p>
          </table:table-cell>
          <table:table-cell table:style-name="ce5" office:value-type="float" office:value="-10" calcext:value-type="float">
            <text:p>-10</text:p>
          </table:table-cell>
          <table:table-cell table:style-name="ce5" office:value-type="float" office:value="-7.90583074509863" calcext:value-type="float">
            <text:p>-7,90583074509863</text:p>
          </table:table-cell>
          <table:table-cell table:style-name="ce5" office:value-type="float" office:value="-1.82796465887528" calcext:value-type="float">
            <text:p>-1,82796465887528</text:p>
          </table:table-cell>
          <table:table-cell table:style-name="ce5" office:value-type="float" office:value="4.32493632013815" calcext:value-type="float">
            <text:p>4,32493632013815</text:p>
          </table:table-cell>
          <table:table-cell table:style-name="ce5" table:formula="of:=[.D25]^2/[.C25]" office:value-type="float" office:value="-0.422657011240548" calcext:value-type="float">
            <text:p>-0,422657011240548</text:p>
          </table:table-cell>
          <table:table-cell table:style-name="ce2" table:formula="of:=[.$M$2]*[.E25]/(1 + [.$M$3]*[.E25]^2)*[.B25] + [.$M$4]" office:value-type="float" office:value="-2.8505722896394" calcext:value-type="float">
            <text:p>-2,8505722896394</text:p>
          </table:table-cell>
          <table:table-cell table:style-name="ce5" table:formula="of:=(([.C25]-[.G25]))^2" office:value-type="float" office:value="25.5556380514921" calcext:value-type="float">
            <text:p>25,5556380514921</text:p>
          </table:table-cell>
          <table:table-cell table:style-name="ce5" table:formula="of:=[.$M$2]*[.A25]/(1 + [.$M$3]*[.A25]^2)*[.$B25] + [.$M$4]" office:value-type="float" office:value="-8.15024909823971" calcext:value-type="float">
            <text:p>-8,15024909823971</text:p>
          </table:table-cell>
          <table:table-cell table:style-name="ce5" table:formula="of:=(([.C25]-[.I25]))^2" office:value-type="float" office:value="0.0597403313521988" calcext:value-type="float">
            <text:p>0,059740331352199</text:p>
          </table:table-cell>
          <table:table-cell table:style-name="ce8"/>
          <table:table-cell table:number-columns-repeated="1013"/>
        </table:table-row>
        <table:table-row table:style-name="ro2">
          <table:table-cell table:style-name="ce6" office:value-type="float" office:value="19" calcext:value-type="float">
            <text:p>1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.25436805694406" calcext:value-type="float">
            <text:p>1,25436805694406</text:p>
          </table:table-cell>
          <table:table-cell table:style-name="ce6" office:value-type="float" office:value="0.632180768341538" calcext:value-type="float">
            <text:p>0,632180768341538</text:p>
          </table:table-cell>
          <table:table-cell table:style-name="ce6" office:value-type="float" office:value="1.98419205353994" calcext:value-type="float">
            <text:p>1,98419205353994</text:p>
          </table:table-cell>
          <table:table-cell table:style-name="ce6" table:formula="of:=[.D26]^2/[.C26]" office:value-type="float" office:value="0.318608658478235" calcext:value-type="float">
            <text:p>0,318608658478235</text:p>
          </table:table-cell>
          <table:table-cell table:style-name="ce2" table:formula="of:=[.$M$2]*[.E26]/(1 + [.$M$3]*[.E26]^2)*[.B26] + [.$M$4]" office:value-type="float" office:value="-1.30767302464492" calcext:value-type="float">
            <text:p>-1,30767302464492</text:p>
          </table:table-cell>
          <table:table-cell table:style-name="ce6" table:formula="of:=(([.C26]-[.G26]))^2" office:value-type="float" office:value="6.56405450374965" calcext:value-type="float">
            <text:p>6,56405450374965</text:p>
          </table:table-cell>
          <table:table-cell table:style-name="ce6" table:formula="of:=[.$M$2]*[.A26]/(1 + [.$M$3]*[.A26]^2)*[.$B26] + [.$M$4]" office:value-type="float" office:value="3.42605414791855" calcext:value-type="float">
            <text:p>3,42605414791855</text:p>
          </table:table-cell>
          <table:table-cell table:style-name="ce6" table:formula="of:=(([.C26]-[.I26]))^2" office:value-type="float" office:value="4.71622047773204" calcext:value-type="float">
            <text:p>4,71622047773204</text:p>
          </table:table-cell>
          <table:table-cell table:style-name="ce8"/>
          <table:table-cell table:number-columns-repeated="101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resultat.A30:resultat.AMJ58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9">00/00/0000</text:date>, <text:time style:data-style-name="N2" text:time-value="15:58:03.2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09T16:08:35.457000000</dc:date>
    <meta:editing-duration>PT1H9M</meta:editing-duration>
    <meta:editing-cycles>6</meta:editing-cycles>
    <meta:generator>LibreOffice/7.1.0.3$Windows_X86_64 LibreOffice_project/f6099ecf3d29644b5008cc8f48f42f4a40986e4c</meta:generator>
    <meta:document-statistic meta:table-count="1" meta:cell-count="269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334cm" svg:y="0.316cm" chart:style-name="ch2">
          <text:p>Vitesse de lacet pour différentes commandes de vitesse</text:p>
        </chart:title>
        <chart:legend chart:legend-position="end" svg:x="11.04cm" svg:y="3.715cm" style:legend-expansion="high" chart:style-name="ch3"/>
        <chart:plot-area chart:style-name="ch4" table:cell-range-address="resultat.B2:resultat.B9 resultat.D2:resultat.D23" chart:data-source-has-labels="row" svg:x="1.314cm" svg:y="1.301cm" svg:width="9.406cm" svg:height="6.555cm">
          <chart:coordinate-region svg:x="1.57cm" svg:y="1.496cm" svg:width="8.954cm" svg:height="6.165cm"/>
          <chart:axis chart:dimension="x" chart:name="primary-x" chart:style-name="ch5">
            <chart:title svg:x="4.743cm" svg:y="8.037cm" chart:style-name="ch6">
              <text:p>angle commande</text:p>
            </chart:title>
          </chart:axis>
          <chart:axis chart:dimension="y" chart:name="primary-y" chart:style-name="ch5">
            <chart:title svg:x="0.451cm" svg:y="6.329cm" chart:style-name="ch7">
              <text:p>vitesse angulaire (rad/s)</text:p>
            </chart:title>
            <chart:grid chart:style-name="ch8" chart:class="major"/>
          </chart:axis>
          <chart:series chart:style-name="ch9" chart:values-cell-range-address="resultat.D2:resultat.D9" loext:label-string="vitesse_commande_17" chart:class="chart:scatter">
            <chart:domain table:cell-range-address="resultat.B2:resultat.B9"/>
            <chart:data-point chart:repeated="8"/>
          </chart:series>
          <chart:series chart:style-name="ch10" chart:values-cell-range-address="resultat.D18:resultat.D23" loext:label-string="vitesse_commande_20" chart:class="chart:scatter">
            <chart:domain table:cell-range-address="resultat.B18:resultat.B23"/>
            <chart:data-point chart:repeated="6"/>
          </chart:series>
          <chart:series chart:style-name="ch11" chart:values-cell-range-address="resultat.D10:resultat.D17" loext:label-string="vitesse_commande_18" chart:class="chart:scatter">
            <chart:domain table:cell-range-address="resultat.B10:resultat.B17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itesse_commande_17</text:p>
              </table:table-cell>
              <table:table-cell office:value-type="string">
                <text:p>Colonne B</text:p>
              </table:table-cell>
              <table:table-cell office:value-type="string">
                <text:p>vitesse_commande_20</text:p>
              </table:table-cell>
              <table:table-cell office:value-type="string">
                <text:p>Colonne B</text:p>
              </table:table-cell>
              <table:table-cell office:value-type="string">
                <text:p>vitesse_commande_1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resultat.B2:resultat.B9</svg:desc>
                </draw:g>
              </table:table-cell>
              <table:table-cell office:value-type="float" office:value="-2.20686223379526">
                <text:p>-2.20686223379526</text:p>
                <draw:g>
                  <svg:desc>resultat.D2:resultat.D9</svg:desc>
                </draw:g>
              </table:table-cell>
              <table:table-cell office:value-type="float" office:value="-12">
                <text:p>-12</text:p>
                <draw:g>
                  <svg:desc>resultat.B18:resultat.B23</svg:desc>
                </draw:g>
              </table:table-cell>
              <table:table-cell office:value-type="float" office:value="-2.29320848288201">
                <text:p>-2.29320848288201</text:p>
                <draw:g>
                  <svg:desc>resultat.D18:resultat.D23</svg:desc>
                </draw:g>
              </table:table-cell>
              <table:table-cell office:value-type="float" office:value="-12">
                <text:p>-12</text:p>
                <draw:g>
                  <svg:desc>resultat.B10:resultat.B17</svg:desc>
                </draw:g>
              </table:table-cell>
              <table:table-cell office:value-type="float" office:value="-2.31719664691964">
                <text:p>-2.31719664691964</text:p>
                <draw:g>
                  <svg:desc>resultat.D10:resultat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1.95857528722582">
                <text:p>-1.95857528722582</text:p>
              </table:table-cell>
              <table:table-cell office:value-type="float" office:value="-10">
                <text:p>-10</text:p>
              </table:table-cell>
              <table:table-cell office:value-type="float" office:value="-2.08666841686883">
                <text:p>-2.08666841686883</text:p>
              </table:table-cell>
              <table:table-cell office:value-type="float" office:value="-10">
                <text:p>-10</text:p>
              </table:table-cell>
              <table:table-cell office:value-type="float" office:value="-2.07447728670059">
                <text:p>-2.074477286700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1.60140937610967">
                <text:p>-1.60140937610967</text:p>
              </table:table-cell>
              <table:table-cell office:value-type="float" office:value="-8">
                <text:p>-8</text:p>
              </table:table-cell>
              <table:table-cell office:value-type="float" office:value="-1.74978173490961">
                <text:p>-1.74978173490961</text:p>
              </table:table-cell>
              <table:table-cell office:value-type="float" office:value="-8">
                <text:p>-8</text:p>
              </table:table-cell>
              <table:table-cell office:value-type="float" office:value="-1.75827853989645">
                <text:p>-1.75827853989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1.01842372684398">
                <text:p>-1.01842372684398</text:p>
              </table:table-cell>
              <table:table-cell office:value-type="float" office:value="8">
                <text:p>8</text:p>
              </table:table-cell>
              <table:table-cell office:value-type="float" office:value="1.90194320196415">
                <text:p>1.90194320196415</text:p>
              </table:table-cell>
              <table:table-cell office:value-type="float" office:value="-5">
                <text:p>-5</text:p>
              </table:table-cell>
              <table:table-cell office:value-type="float" office:value="-1.14226811162081">
                <text:p>-1.14226811162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04919236846903">
                <text:p>1.04919236846903</text:p>
              </table:table-cell>
              <table:table-cell office:value-type="float" office:value="10">
                <text:p>10</text:p>
              </table:table-cell>
              <table:table-cell office:value-type="float" office:value="2.22803178219759">
                <text:p>2.22803178219759</text:p>
              </table:table-cell>
              <table:table-cell office:value-type="float" office:value="5">
                <text:p>5</text:p>
              </table:table-cell>
              <table:table-cell office:value-type="float" office:value="1.15600907092979">
                <text:p>1.15600907092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56944453090234">
                <text:p>1.56944453090234</text:p>
              </table:table-cell>
              <table:table-cell office:value-type="float" office:value="12">
                <text:p>12</text:p>
              </table:table-cell>
              <table:table-cell office:value-type="float" office:value="2.47472834639773">
                <text:p>2.47472834639773</text:p>
              </table:table-cell>
              <table:table-cell office:value-type="float" office:value="8">
                <text:p>8</text:p>
              </table:table-cell>
              <table:table-cell office:value-type="float" office:value="1.70679688973142">
                <text:p>1.70679688973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.93237092811474">
                <text:p>1.93237092811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.07259611662163">
                <text:p>2.07259611662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.21822603129737">
                <text:p>2.21822603129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2.3807952752399">
                <text:p>2.3807952752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449cm" svg:y="0.316cm" chart:style-name="ch2">
          <text:p>Vitesse réelles pour différentes commandes de vitesse</text:p>
        </chart:title>
        <chart:legend chart:legend-position="end" svg:x="11.04cm" svg:y="3.715cm" style:legend-expansion="high" chart:style-name="ch3"/>
        <chart:plot-area chart:style-name="ch4" table:cell-range-address="resultat.B2:resultat.B9 resultat.E2:resultat.E22" chart:data-source-has-labels="row" svg:x="1.314cm" svg:y="1.301cm" svg:width="9.406cm" svg:height="6.555cm">
          <chart:coordinate-region svg:x="1.57cm" svg:y="1.496cm" svg:width="8.954cm" svg:height="5.721cm"/>
          <chart:axis chart:dimension="x" chart:name="primary-x" chart:style-name="ch5">
            <chart:title svg:x="4.743cm" svg:y="8.037cm" chart:style-name="ch6">
              <text:p>angle commande</text:p>
            </chart:title>
          </chart:axis>
          <chart:axis chart:dimension="y" chart:name="primary-y" chart:style-name="ch5">
            <chart:title svg:x="0.451cm" svg:y="5.482cm" chart:style-name="ch7">
              <text:p>vitesse (m/s</text:p>
            </chart:title>
            <chart:grid chart:style-name="ch8" chart:class="major"/>
          </chart:axis>
          <chart:series chart:style-name="ch9" chart:values-cell-range-address="resultat.E2:resultat.E9" loext:label-string="vitesse_commande_17" chart:class="chart:scatter">
            <chart:domain table:cell-range-address="resultat.B2:resultat.B9"/>
            <chart:data-point chart:repeated="8"/>
          </chart:series>
          <chart:series chart:style-name="ch10" chart:values-cell-range-address="resultat.E18:resultat.E22" loext:label-string="vitesse_commande_20" chart:class="chart:scatter">
            <chart:domain table:cell-range-address="resultat.B18:resultat.B23"/>
            <chart:data-point chart:repeated="6"/>
          </chart:series>
          <chart:series chart:style-name="ch11" chart:values-cell-range-address="resultat.E10:resultat.E17" loext:label-string="vitesse_commande_18" chart:class="chart:scatter">
            <chart:domain table:cell-range-address="resultat.B10:resultat.B17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itesse_commande_17</text:p>
              </table:table-cell>
              <table:table-cell office:value-type="string">
                <text:p>Colonne B</text:p>
              </table:table-cell>
              <table:table-cell office:value-type="string">
                <text:p>vitesse_commande_20</text:p>
              </table:table-cell>
              <table:table-cell office:value-type="string">
                <text:p>Colonne B</text:p>
              </table:table-cell>
              <table:table-cell office:value-type="string">
                <text:p>vitesse_commande_1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resultat.B2:resultat.B9</svg:desc>
                </draw:g>
              </table:table-cell>
              <table:table-cell office:value-type="float" office:value="3.43246879858416">
                <text:p>3.43246879858416</text:p>
                <draw:g>
                  <svg:desc>resultat.E2:resultat.E9</svg:desc>
                </draw:g>
              </table:table-cell>
              <table:table-cell office:value-type="float" office:value="-12">
                <text:p>-12</text:p>
                <draw:g>
                  <svg:desc>resultat.B18:resultat.B23</svg:desc>
                </draw:g>
              </table:table-cell>
              <table:table-cell office:value-type="float" office:value="3.88776805189736">
                <text:p>3.88776805189736</text:p>
                <draw:g>
                  <svg:desc>resultat.E18:resultat.E22</svg:desc>
                </draw:g>
              </table:table-cell>
              <table:table-cell office:value-type="float" office:value="-12">
                <text:p>-12</text:p>
                <draw:g>
                  <svg:desc>resultat.B10:resultat.B17</svg:desc>
                </draw:g>
              </table:table-cell>
              <table:table-cell office:value-type="float" office:value="3.46643036075341">
                <text:p>3.46643036075341</text:p>
                <draw:g>
                  <svg:desc>resultat.E10:resultat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3.70734008433724">
                <text:p>3.70734008433724</text:p>
              </table:table-cell>
              <table:table-cell office:value-type="float" office:value="-10">
                <text:p>-10</text:p>
              </table:table-cell>
              <table:table-cell office:value-type="float" office:value="4.15749678770327">
                <text:p>4.15749678770327</text:p>
              </table:table-cell>
              <table:table-cell office:value-type="float" office:value="-10">
                <text:p>-10</text:p>
              </table:table-cell>
              <table:table-cell office:value-type="float" office:value="3.75609429033612">
                <text:p>3.756094290336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4.03091728286187">
                <text:p>4.03091728286187</text:p>
              </table:table-cell>
              <table:table-cell office:value-type="float" office:value="-8">
                <text:p>-8</text:p>
              </table:table-cell>
              <table:table-cell office:value-type="float" office:value="4.7551422820572">
                <text:p>4.7551422820572</text:p>
              </table:table-cell>
              <table:table-cell office:value-type="float" office:value="-8">
                <text:p>-8</text:p>
              </table:table-cell>
              <table:table-cell office:value-type="float" office:value="4.14102820538776">
                <text:p>4.14102820538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4.67930012927612">
                <text:p>4.67930012927612</text:p>
              </table:table-cell>
              <table:table-cell office:value-type="float" office:value="8">
                <text:p>8</text:p>
              </table:table-cell>
              <table:table-cell office:value-type="float" office:value="2.84010257562682">
                <text:p>2.84010257562682</text:p>
              </table:table-cell>
              <table:table-cell office:value-type="float" office:value="-5">
                <text:p>-5</text:p>
              </table:table-cell>
              <table:table-cell office:value-type="float" office:value="5.16574804780399">
                <text:p>5.16574804780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53919177442274">
                <text:p>1.53919177442274</text:p>
              </table:table-cell>
              <table:table-cell office:value-type="float" office:value="10">
                <text:p>10</text:p>
              </table:table-cell>
              <table:table-cell office:value-type="float" office:value="2.63302145873775">
                <text:p>2.63302145873775</text:p>
              </table:table-cell>
              <table:table-cell office:value-type="float" office:value="5">
                <text:p>5</text:p>
              </table:table-cell>
              <table:table-cell office:value-type="float" office:value="2.38476002366847">
                <text:p>2.38476002366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.80109279022857">
                <text:p>1.8010927902285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.34262327140241">
                <text:p>2.34262327140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.80946317276858">
                <text:p>1.80946317276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.21743835762372">
                <text:p>2.217438357623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.76386939512797">
                <text:p>1.76386939512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2.12436966355215">
                <text:p>2.124369663552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951cm" svg:y="0.316cm" chart:style-name="ch2">
          <text:p>Braquage pour différentes commandes de vitesse</text:p>
        </chart:title>
        <chart:legend chart:legend-position="end" svg:x="11.04cm" svg:y="3.715cm" style:legend-expansion="high" chart:style-name="ch3"/>
        <chart:plot-area chart:style-name="ch4" table:cell-range-address="resultat.B2:resultat.B9 resultat.F2:resultat.F23" chart:data-source-has-labels="row" svg:x="1.314cm" svg:y="1.301cm" svg:width="9.406cm" svg:height="6.555cm">
          <chart:coordinate-region svg:x="1.57cm" svg:y="1.496cm" svg:width="8.954cm" svg:height="6.165cm"/>
          <chart:axis chart:dimension="x" chart:name="primary-x" chart:style-name="ch5">
            <chart:title svg:x="4.743cm" svg:y="8.037cm" chart:style-name="ch6">
              <text:p>angle commande</text:p>
            </chart:title>
          </chart:axis>
          <chart:axis chart:dimension="y" chart:name="primary-y" chart:style-name="ch5">
            <chart:title svg:x="0.451cm" svg:y="5.694cm" chart:style-name="ch7">
              <text:p>braquage m^-1</text:p>
            </chart:title>
            <chart:grid chart:style-name="ch8" chart:class="major"/>
          </chart:axis>
          <chart:series chart:style-name="ch9" chart:values-cell-range-address="resultat.F2:resultat.F9" loext:label-string="vitesse_commande_17" chart:class="chart:scatter">
            <chart:domain table:cell-range-address="resultat.B2:resultat.B9"/>
            <chart:data-point chart:repeated="8"/>
          </chart:series>
          <chart:series chart:style-name="ch10" chart:values-cell-range-address="resultat.F18:resultat.F23" loext:label-string="vitesse_commande_20" chart:class="chart:scatter">
            <chart:domain table:cell-range-address="resultat.B18:resultat.B23"/>
            <chart:data-point chart:repeated="6"/>
          </chart:series>
          <chart:series chart:style-name="ch11" chart:values-cell-range-address="resultat.F10:resultat.F17" loext:label-string="vitesse_commande_18" chart:class="chart:scatter">
            <chart:domain table:cell-range-address="resultat.B10:resultat.B17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itesse_commande_17</text:p>
              </table:table-cell>
              <table:table-cell office:value-type="string">
                <text:p>Colonne B</text:p>
              </table:table-cell>
              <table:table-cell office:value-type="string">
                <text:p>vitesse_commande_20</text:p>
              </table:table-cell>
              <table:table-cell office:value-type="string">
                <text:p>Colonne B</text:p>
              </table:table-cell>
              <table:table-cell office:value-type="string">
                <text:p>vitesse_commande_1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resultat.B2:resultat.B9</svg:desc>
                </draw:g>
              </table:table-cell>
              <table:table-cell office:value-type="float" office:value="-0.64293730352496">
                <text:p>-0.64293730352496</text:p>
                <draw:g>
                  <svg:desc>resultat.F2:resultat.F9</svg:desc>
                </draw:g>
              </table:table-cell>
              <table:table-cell office:value-type="float" office:value="-12">
                <text:p>-12</text:p>
                <draw:g>
                  <svg:desc>resultat.B18:resultat.B23</svg:desc>
                </draw:g>
              </table:table-cell>
              <table:table-cell office:value-type="float" office:value="-0.589852185693756">
                <text:p>-0.589852185693756</text:p>
                <draw:g>
                  <svg:desc>resultat.F18:resultat.F23</svg:desc>
                </draw:g>
              </table:table-cell>
              <table:table-cell office:value-type="float" office:value="-12">
                <text:p>-12</text:p>
                <draw:g>
                  <svg:desc>resultat.B10:resultat.B17</svg:desc>
                </draw:g>
              </table:table-cell>
              <table:table-cell office:value-type="float" office:value="-0.66846767589931">
                <text:p>-0.66846767589931</text:p>
                <draw:g>
                  <svg:desc>resultat.F10:resultat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0.528296633885952">
                <text:p>-0.528296633885952</text:p>
              </table:table-cell>
              <table:table-cell office:value-type="float" office:value="-10">
                <text:p>-10</text:p>
              </table:table-cell>
              <table:table-cell office:value-type="float" office:value="-0.501904997988363">
                <text:p>-0.501904997988363</text:p>
              </table:table-cell>
              <table:table-cell office:value-type="float" office:value="-10">
                <text:p>-10</text:p>
              </table:table-cell>
              <table:table-cell office:value-type="float" office:value="-0.552296381919356">
                <text:p>-0.5522963819193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0.397281626918602">
                <text:p>-0.397281626918602</text:p>
              </table:table-cell>
              <table:table-cell office:value-type="float" office:value="-8">
                <text:p>-8</text:p>
              </table:table-cell>
              <table:table-cell office:value-type="float" office:value="-0.367976735735573">
                <text:p>-0.367976735735573</text:p>
              </table:table-cell>
              <table:table-cell office:value-type="float" office:value="-8">
                <text:p>-8</text:p>
              </table:table-cell>
              <table:table-cell office:value-type="float" office:value="-0.424599508307818">
                <text:p>-0.424599508307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0.217644455091092">
                <text:p>-0.217644455091092</text:p>
              </table:table-cell>
              <table:table-cell office:value-type="float" office:value="8">
                <text:p>8</text:p>
              </table:table-cell>
              <table:table-cell office:value-type="float" office:value="0.66967412314127">
                <text:p>0.66967412314127</text:p>
              </table:table-cell>
              <table:table-cell office:value-type="float" office:value="-5">
                <text:p>-5</text:p>
              </table:table-cell>
              <table:table-cell office:value-type="float" office:value="-0.221123465769183">
                <text:p>-0.2211234657691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81651491324085">
                <text:p>0.681651491324085</text:p>
              </table:table-cell>
              <table:table-cell office:value-type="float" office:value="10">
                <text:p>10</text:p>
              </table:table-cell>
              <table:table-cell office:value-type="float" office:value="0.846188235497971">
                <text:p>0.846188235497971</text:p>
              </table:table-cell>
              <table:table-cell office:value-type="float" office:value="5">
                <text:p>5</text:p>
              </table:table-cell>
              <table:table-cell office:value-type="float" office:value="0.48474859501859">
                <text:p>0.48474859501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871384605733262">
                <text:p>0.871384605733262</text:p>
              </table:table-cell>
              <table:table-cell office:value-type="float" office:value="12">
                <text:p>12</text:p>
              </table:table-cell>
              <table:table-cell office:value-type="float" office:value="1.00693531874688">
                <text:p>1.00693531874688</text:p>
              </table:table-cell>
              <table:table-cell office:value-type="float" office:value="8">
                <text:p>8</text:p>
              </table:table-cell>
              <table:table-cell office:value-type="float" office:value="0.728583597101228">
                <text:p>0.7285835971012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.06792498305346">
                <text:p>1.06792498305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.934680375441276">
                <text:p>0.934680375441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.25759086099254">
                <text:p>1.25759086099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.12070668118042">
                <text:p>1.120706681180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78cm" svg:y="0.316cm" chart:style-name="ch2">
          <text:p>Accélération pour différentes commandes de vitesse</text:p>
        </chart:title>
        <chart:legend chart:legend-position="end" svg:x="10.229cm" svg:y="2.98cm" style:legend-expansion="high" chart:style-name="ch3"/>
        <chart:plot-area chart:style-name="ch4" table:cell-range-address="resultat.B2:resultat.C9 resultat.C10:resultat.C23 resultat.I2:resultat.I23" chart:data-source-has-labels="row" svg:x="1.314cm" svg:y="1.301cm" svg:width="8.595cm" svg:height="6.555cm">
          <chart:coordinate-region svg:x="1.57cm" svg:y="1.496cm" svg:width="8.143cm" svg:height="6.165cm"/>
          <chart:axis chart:dimension="x" chart:name="primary-x" chart:style-name="ch5">
            <chart:title svg:x="4.337cm" svg:y="8.037cm" chart:style-name="ch6">
              <text:p>angle commande</text:p>
            </chart:title>
          </chart:axis>
          <chart:axis chart:dimension="y" chart:name="primary-y" chart:style-name="ch5">
            <chart:title svg:x="0.451cm" svg:y="5.341cm" chart:style-name="ch7">
              <text:p>psi (rad/s)</text:p>
            </chart:title>
            <chart:grid chart:style-name="ch8" chart:class="major"/>
          </chart:axis>
          <chart:series chart:style-name="ch9" chart:values-cell-range-address="resultat.C2:resultat.C9" loext:label-string="vitesse_commande_17" chart:class="chart:scatter">
            <chart:domain table:cell-range-address="resultat.B2:resultat.B9"/>
            <chart:data-point chart:repeated="8"/>
          </chart:series>
          <chart:series chart:style-name="ch10" chart:values-cell-range-address="resultat.C10:resultat.C17" loext:label-string="vitesse_commande_18" chart:class="chart:scatter">
            <chart:domain table:cell-range-address="resultat.B10:resultat.B17"/>
            <chart:data-point chart:repeated="8"/>
          </chart:series>
          <chart:series chart:style-name="ch11" chart:values-cell-range-address="resultat.C18:resultat.C23" loext:label-string="vitesse_commande_20" chart:class="chart:scatter">
            <chart:domain table:cell-range-address="resultat.B18:resultat.B23"/>
            <chart:data-point chart:repeated="6"/>
          </chart:series>
          <chart:series chart:style-name="ch12" chart:values-cell-range-address="resultat.I18:resultat.I23" loext:label-string="vitesse_20_calc_commande" chart:class="chart:scatter">
            <chart:domain table:cell-range-address="resultat.B18:resultat.B23"/>
            <chart:data-point chart:repeated="6"/>
          </chart:series>
          <chart:series chart:style-name="ch13" chart:values-cell-range-address="resultat.I2:resultat.I9" loext:label-string="vitesse_17_calc_commande" chart:class="chart:scatter">
            <chart:data-point chart:repeated="8"/>
          </chart:series>
          <chart:series chart:style-name="ch11" chart:values-cell-range-address="resultat.I10:resultat.I17" loext:label-string="vitesse_18_calc_commande" chart:class="chart:scatter">
            <chart:domain table:cell-range-address="resultat.B10:resultat.B17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itesse_commande_17</text:p>
              </table:table-cell>
              <table:table-cell office:value-type="string">
                <text:p>Colonne B</text:p>
              </table:table-cell>
              <table:table-cell office:value-type="string">
                <text:p>vitesse_commande_18</text:p>
              </table:table-cell>
              <table:table-cell office:value-type="string">
                <text:p>Colonne B</text:p>
              </table:table-cell>
              <table:table-cell office:value-type="string">
                <text:p>vitesse_commande_20</text:p>
              </table:table-cell>
              <table:table-cell office:value-type="string">
                <text:p>Colonne B</text:p>
              </table:table-cell>
              <table:table-cell office:value-type="string">
                <text:p>vitesse_20_calc_commande</text:p>
              </table:table-cell>
              <table:table-cell office:value-type="string">
                <text:p>vitesse_17_calc_commande</text:p>
              </table:table-cell>
              <table:table-cell office:value-type="string">
                <text:p>Colonne B</text:p>
              </table:table-cell>
              <table:table-cell office:value-type="string">
                <text:p>vitesse_18_calc_comman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resultat.B2:resultat.B9</svg:desc>
                </draw:g>
              </table:table-cell>
              <table:table-cell office:value-type="float" office:value="-7.57498576027597">
                <text:p>-7.57498576027597</text:p>
                <draw:g>
                  <svg:desc>resultat.C2:resultat.C9</svg:desc>
                </draw:g>
              </table:table-cell>
              <table:table-cell office:value-type="float" office:value="-12">
                <text:p>-12</text:p>
                <draw:g>
                  <svg:desc>resultat.B10:resultat.B17</svg:desc>
                </draw:g>
              </table:table-cell>
              <table:table-cell office:value-type="float" office:value="-8.03240080871824">
                <text:p>-8.03240080871824</text:p>
                <draw:g>
                  <svg:desc>resultat.C10:resultat.C17</svg:desc>
                </draw:g>
              </table:table-cell>
              <table:table-cell office:value-type="float" office:value="-12">
                <text:p>-12</text:p>
                <draw:g>
                  <svg:desc>resultat.B18:resultat.B23</svg:desc>
                </draw:g>
              </table:table-cell>
              <table:table-cell office:value-type="float" office:value="-8.91546267608868">
                <text:p>-8.91546267608868</text:p>
                <draw:g>
                  <svg:desc>resultat.C18:resultat.C23</svg:desc>
                </draw:g>
              </table:table-cell>
              <table:table-cell office:value-type="float" office:value="-12">
                <text:p>-12</text:p>
                <draw:g>
                  <svg:desc>resultat.B18:resultat.B23</svg:desc>
                </draw:g>
              </table:table-cell>
              <table:table-cell office:value-type="float" office:value="-10.1239369797607">
                <text:p>-10.1239369797607</text:p>
                <draw:g>
                  <svg:desc>resultat.I18:resultat.I23</svg:desc>
                </draw:g>
              </table:table-cell>
              <table:table-cell office:value-type="float" office:value="-8.22237980396003">
                <text:p>-8.22237980396003</text:p>
                <draw:g>
                  <svg:desc>resultat.I2:resultat.I9</svg:desc>
                </draw:g>
              </table:table-cell>
              <table:table-cell office:value-type="float" office:value="-12">
                <text:p>-12</text:p>
                <draw:g>
                  <svg:desc>resultat.B10:resultat.B17</svg:desc>
                </draw:g>
              </table:table-cell>
              <table:table-cell office:value-type="float" office:value="-8.80535543596589">
                <text:p>-8.80535543596589</text:p>
                <draw:g>
                  <svg:desc>resultat.I10:resultat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7.26110467052459">
                <text:p>-7.26110467052459</text:p>
              </table:table-cell>
              <table:table-cell office:value-type="float" office:value="-10">
                <text:p>-10</text:p>
              </table:table-cell>
              <table:table-cell office:value-type="float" office:value="-7.79193229200805">
                <text:p>-7.79193229200805</text:p>
              </table:table-cell>
              <table:table-cell office:value-type="float" office:value="-10">
                <text:p>-10</text:p>
              </table:table-cell>
              <table:table-cell office:value-type="float" office:value="-8.675317240134">
                <text:p>-8.675317240134</text:p>
              </table:table-cell>
              <table:table-cell office:value-type="float" office:value="-10">
                <text:p>-10</text:p>
              </table:table-cell>
              <table:table-cell office:value-type="float" office:value="-8.72310906930737">
                <text:p>-8.72310906930737</text:p>
              </table:table-cell>
              <table:table-cell office:value-type="float" office:value="-7.13847808947347">
                <text:p>-7.13847808947347</text:p>
              </table:table-cell>
              <table:table-cell office:value-type="float" office:value="-10">
                <text:p>-10</text:p>
              </table:table-cell>
              <table:table-cell office:value-type="float" office:value="-7.62429111614502">
                <text:p>-7.62429111614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.4551487310975">
                <text:p>-6.4551487310975</text:p>
              </table:table-cell>
              <table:table-cell office:value-type="float" office:value="-8">
                <text:p>-8</text:p>
              </table:table-cell>
              <table:table-cell office:value-type="float" office:value="-7.28108102663921">
                <text:p>-7.28108102663921</text:p>
              </table:table-cell>
              <table:table-cell office:value-type="float" office:value="-8">
                <text:p>-8</text:p>
              </table:table-cell>
              <table:table-cell office:value-type="float" office:value="-8.32046111204009">
                <text:p>-8.32046111204009</text:p>
              </table:table-cell>
              <table:table-cell office:value-type="float" office:value="-8">
                <text:p>-8</text:p>
              </table:table-cell>
              <table:table-cell office:value-type="float" office:value="-7.32228115885403">
                <text:p>-7.32228115885403</text:p>
              </table:table-cell>
              <table:table-cell office:value-type="float" office:value="-6.05457637498691">
                <text:p>-6.05457637498691</text:p>
              </table:table-cell>
              <table:table-cell office:value-type="float" office:value="-8">
                <text:p>-8</text:p>
              </table:table-cell>
              <table:table-cell office:value-type="float" office:value="-6.44322679632415">
                <text:p>-6.44322679632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4.76551027667892">
                <text:p>-4.76551027667892</text:p>
              </table:table-cell>
              <table:table-cell office:value-type="float" office:value="-5">
                <text:p>-5</text:p>
              </table:table-cell>
              <table:table-cell office:value-type="float" office:value="-5.90066926767394">
                <text:p>-5.90066926767394</text:p>
              </table:table-cell>
              <table:table-cell office:value-type="float" office:value="8">
                <text:p>8</text:p>
              </table:table-cell>
              <table:table-cell office:value-type="float" office:value="5.40171378659429">
                <text:p>5.40171378659429</text:p>
              </table:table-cell>
              <table:table-cell office:value-type="float" office:value="8">
                <text:p>8</text:p>
              </table:table-cell>
              <table:table-cell office:value-type="float" office:value="3.88434212477267">
                <text:p>3.88434212477267</text:p>
              </table:table-cell>
              <table:table-cell office:value-type="float" office:value="-4.42872380325708">
                <text:p>-4.42872380325708</text:p>
              </table:table-cell>
              <table:table-cell office:value-type="float" office:value="-5">
                <text:p>-5</text:p>
              </table:table-cell>
              <table:table-cell office:value-type="float" office:value="-4.67163031659285">
                <text:p>-4.67163031659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490826333465">
                <text:p>1.61490826333465</text:p>
              </table:table-cell>
              <table:table-cell office:value-type="float" office:value="5">
                <text:p>5</text:p>
              </table:table-cell>
              <table:table-cell office:value-type="float" office:value="2.75680421935149">
                <text:p>2.75680421935149</text:p>
              </table:table-cell>
              <table:table-cell office:value-type="float" office:value="10">
                <text:p>10</text:p>
              </table:table-cell>
              <table:table-cell office:value-type="float" office:value="5.86645549327597">
                <text:p>5.86645549327597</text:p>
              </table:table-cell>
              <table:table-cell office:value-type="float" office:value="10">
                <text:p>10</text:p>
              </table:table-cell>
              <table:table-cell office:value-type="float" office:value="5.28517003522601">
                <text:p>5.28517003522601</text:p>
              </table:table-cell>
              <table:table-cell office:value-type="float" office:value="0.990784769175716">
                <text:p>0.990784769175716</text:p>
              </table:table-cell>
              <table:table-cell office:value-type="float" office:value="5">
                <text:p>5</text:p>
              </table:table-cell>
              <table:table-cell office:value-type="float" office:value="1.23369128251149">
                <text:p>1.23369128251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82671522927186">
                <text:p>2.82671522927186</text:p>
              </table:table-cell>
              <table:table-cell office:value-type="float" office:value="8">
                <text:p>8</text:p>
              </table:table-cell>
              <table:table-cell office:value-type="float" office:value="3.99838211344209">
                <text:p>3.99838211344209</text:p>
              </table:table-cell>
              <table:table-cell office:value-type="float" office:value="12">
                <text:p>12</text:p>
              </table:table-cell>
              <table:table-cell office:value-type="float" office:value="6.0820990926071">
                <text:p>6.0820990926071</text:p>
              </table:table-cell>
              <table:table-cell office:value-type="float" office:value="12">
                <text:p>12</text:p>
              </table:table-cell>
              <table:table-cell office:value-type="float" office:value="6.68599794567935">
                <text:p>6.68599794567935</text:p>
              </table:table-cell>
              <table:table-cell office:value-type="float" office:value="2.61663734090555">
                <text:p>2.61663734090555</text:p>
              </table:table-cell>
              <table:table-cell office:value-type="float" office:value="8">
                <text:p>8</text:p>
              </table:table-cell>
              <table:table-cell office:value-type="float" office:value="3.00528776224279">
                <text:p>3.00528776224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.49655403055226">
                <text:p>3.49655403055226</text:p>
              </table:table-cell>
              <table:table-cell office:value-type="float" office:value="10">
                <text:p>10</text:p>
              </table:table-cell>
              <table:table-cell office:value-type="float" office:value="4.59585412885878">
                <text:p>4.59585412885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053905539211">
                <text:p>3.70053905539211</text:p>
              </table:table-cell>
              <table:table-cell office:value-type="float" office:value="10">
                <text:p>10</text:p>
              </table:table-cell>
              <table:table-cell office:value-type="float" office:value="4.18635208206366">
                <text:p>4.18635208206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.91266100808161">
                <text:p>3.91266100808161</text:p>
              </table:table-cell>
              <table:table-cell office:value-type="float" office:value="12">
                <text:p>12</text:p>
              </table:table-cell>
              <table:table-cell office:value-type="float" office:value="5.05768925784793">
                <text:p>5.0576892578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8444076987867">
                <text:p>4.78444076987867</text:p>
              </table:table-cell>
              <table:table-cell office:value-type="float" office:value="12">
                <text:p>12</text:p>
              </table:table-cell>
              <table:table-cell office:value-type="float" office:value="5.36741640188453">
                <text:p>5.367416401884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678cm" svg:y="0.316cm" chart:style-name="ch2">
          <text:p>Accélération pour différentes commandes de vitesse</text:p>
        </chart:title>
        <chart:legend chart:legend-position="end" svg:x="10.229cm" svg:y="2.98cm" style:legend-expansion="high" chart:style-name="ch3"/>
        <chart:plot-area chart:style-name="ch4" table:cell-range-address="resultat.B2:resultat.C9 resultat.C10:resultat.C23 resultat.I2:resultat.I23" chart:data-source-has-labels="row" svg:x="1.314cm" svg:y="1.301cm" svg:width="8.595cm" svg:height="6.555cm">
          <chart:coordinate-region svg:x="1.57cm" svg:y="1.496cm" svg:width="8.143cm" svg:height="6.165cm"/>
          <chart:axis chart:dimension="x" chart:name="primary-x" chart:style-name="ch5">
            <chart:title svg:x="4.337cm" svg:y="8.037cm" chart:style-name="ch6">
              <text:p>angle commande</text:p>
            </chart:title>
          </chart:axis>
          <chart:axis chart:dimension="y" chart:name="primary-y" chart:style-name="ch5">
            <chart:title svg:x="0.451cm" svg:y="5.341cm" chart:style-name="ch7">
              <text:p>psi (rad/s)</text:p>
            </chart:title>
            <chart:grid chart:style-name="ch8" chart:class="major"/>
          </chart:axis>
          <chart:series chart:style-name="ch9" chart:values-cell-range-address="resultat.C2:resultat.C9" loext:label-string="vitesse_commande_17" chart:class="chart:scatter">
            <chart:domain table:cell-range-address="resultat.B2:resultat.B9"/>
            <chart:data-point chart:repeated="8"/>
          </chart:series>
          <chart:series chart:style-name="ch10" chart:values-cell-range-address="resultat.C10:resultat.C17" loext:label-string="vitesse_commande_18" chart:class="chart:scatter">
            <chart:domain table:cell-range-address="resultat.B10:resultat.B17"/>
            <chart:data-point chart:repeated="8"/>
          </chart:series>
          <chart:series chart:style-name="ch11" chart:values-cell-range-address="resultat.C18:resultat.C23" loext:label-string="vitesse_commande_20" chart:class="chart:scatter">
            <chart:domain table:cell-range-address="resultat.B18:resultat.B23"/>
            <chart:data-point chart:repeated="6"/>
          </chart:series>
          <chart:series chart:style-name="ch12" chart:values-cell-range-address="resultat.I18:resultat.I23" loext:label-string="vitesse_20_calc_commande" chart:class="chart:scatter">
            <chart:domain table:cell-range-address="resultat.B18:resultat.B23"/>
            <chart:data-point chart:repeated="6"/>
          </chart:series>
          <chart:series chart:style-name="ch13" chart:values-cell-range-address="resultat.I2:resultat.I9" loext:label-string="vitesse_17_calc_commande" chart:class="chart:scatter">
            <chart:data-point chart:repeated="8"/>
          </chart:series>
          <chart:series chart:style-name="ch11" chart:values-cell-range-address="resultat.I10:resultat.I17" loext:label-string="vitesse_18_calc_commande" chart:class="chart:scatter">
            <chart:domain table:cell-range-address="resultat.B10:resultat.B17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itesse_commande_17</text:p>
              </table:table-cell>
              <table:table-cell office:value-type="string">
                <text:p>Colonne B</text:p>
              </table:table-cell>
              <table:table-cell office:value-type="string">
                <text:p>vitesse_commande_18</text:p>
              </table:table-cell>
              <table:table-cell office:value-type="string">
                <text:p>Colonne B</text:p>
              </table:table-cell>
              <table:table-cell office:value-type="string">
                <text:p>vitesse_commande_20</text:p>
              </table:table-cell>
              <table:table-cell office:value-type="string">
                <text:p>Colonne B</text:p>
              </table:table-cell>
              <table:table-cell office:value-type="string">
                <text:p>vitesse_20_calc_commande</text:p>
              </table:table-cell>
              <table:table-cell office:value-type="string">
                <text:p>vitesse_17_calc_commande</text:p>
              </table:table-cell>
              <table:table-cell office:value-type="string">
                <text:p>Colonne B</text:p>
              </table:table-cell>
              <table:table-cell office:value-type="string">
                <text:p>vitesse_18_calc_comman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resultat.B2:resultat.B9</svg:desc>
                </draw:g>
              </table:table-cell>
              <table:table-cell office:value-type="float" office:value="-7.57498576027597">
                <text:p>-7.57498576027597</text:p>
                <draw:g>
                  <svg:desc>resultat.C2:resultat.C9</svg:desc>
                </draw:g>
              </table:table-cell>
              <table:table-cell office:value-type="float" office:value="-12">
                <text:p>-12</text:p>
                <draw:g>
                  <svg:desc>resultat.B10:resultat.B17</svg:desc>
                </draw:g>
              </table:table-cell>
              <table:table-cell office:value-type="float" office:value="-8.03240080871824">
                <text:p>-8.03240080871824</text:p>
                <draw:g>
                  <svg:desc>resultat.C10:resultat.C17</svg:desc>
                </draw:g>
              </table:table-cell>
              <table:table-cell office:value-type="float" office:value="-12">
                <text:p>-12</text:p>
                <draw:g>
                  <svg:desc>resultat.B18:resultat.B23</svg:desc>
                </draw:g>
              </table:table-cell>
              <table:table-cell office:value-type="float" office:value="-8.91546267608868">
                <text:p>-8.91546267608868</text:p>
                <draw:g>
                  <svg:desc>resultat.C18:resultat.C23</svg:desc>
                </draw:g>
              </table:table-cell>
              <table:table-cell office:value-type="float" office:value="-12">
                <text:p>-12</text:p>
                <draw:g>
                  <svg:desc>resultat.B18:resultat.B23</svg:desc>
                </draw:g>
              </table:table-cell>
              <table:table-cell office:value-type="float" office:value="-10.1239369797607">
                <text:p>-10.1239369797607</text:p>
                <draw:g>
                  <svg:desc>resultat.I18:resultat.I23</svg:desc>
                </draw:g>
              </table:table-cell>
              <table:table-cell office:value-type="float" office:value="-8.22237980396003">
                <text:p>-8.22237980396003</text:p>
                <draw:g>
                  <svg:desc>resultat.I2:resultat.I9</svg:desc>
                </draw:g>
              </table:table-cell>
              <table:table-cell office:value-type="float" office:value="-12">
                <text:p>-12</text:p>
                <draw:g>
                  <svg:desc>resultat.B10:resultat.B17</svg:desc>
                </draw:g>
              </table:table-cell>
              <table:table-cell office:value-type="float" office:value="-8.80535543596589">
                <text:p>-8.80535543596589</text:p>
                <draw:g>
                  <svg:desc>resultat.I10:resultat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7.26110467052459">
                <text:p>-7.26110467052459</text:p>
              </table:table-cell>
              <table:table-cell office:value-type="float" office:value="-10">
                <text:p>-10</text:p>
              </table:table-cell>
              <table:table-cell office:value-type="float" office:value="-7.79193229200805">
                <text:p>-7.79193229200805</text:p>
              </table:table-cell>
              <table:table-cell office:value-type="float" office:value="-10">
                <text:p>-10</text:p>
              </table:table-cell>
              <table:table-cell office:value-type="float" office:value="-8.675317240134">
                <text:p>-8.675317240134</text:p>
              </table:table-cell>
              <table:table-cell office:value-type="float" office:value="-10">
                <text:p>-10</text:p>
              </table:table-cell>
              <table:table-cell office:value-type="float" office:value="-8.72310906930737">
                <text:p>-8.72310906930737</text:p>
              </table:table-cell>
              <table:table-cell office:value-type="float" office:value="-7.13847808947347">
                <text:p>-7.13847808947347</text:p>
              </table:table-cell>
              <table:table-cell office:value-type="float" office:value="-10">
                <text:p>-10</text:p>
              </table:table-cell>
              <table:table-cell office:value-type="float" office:value="-7.62429111614502">
                <text:p>-7.62429111614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.4551487310975">
                <text:p>-6.4551487310975</text:p>
              </table:table-cell>
              <table:table-cell office:value-type="float" office:value="-8">
                <text:p>-8</text:p>
              </table:table-cell>
              <table:table-cell office:value-type="float" office:value="-7.28108102663921">
                <text:p>-7.28108102663921</text:p>
              </table:table-cell>
              <table:table-cell office:value-type="float" office:value="-8">
                <text:p>-8</text:p>
              </table:table-cell>
              <table:table-cell office:value-type="float" office:value="-8.32046111204009">
                <text:p>-8.32046111204009</text:p>
              </table:table-cell>
              <table:table-cell office:value-type="float" office:value="-8">
                <text:p>-8</text:p>
              </table:table-cell>
              <table:table-cell office:value-type="float" office:value="-7.32228115885403">
                <text:p>-7.32228115885403</text:p>
              </table:table-cell>
              <table:table-cell office:value-type="float" office:value="-6.05457637498691">
                <text:p>-6.05457637498691</text:p>
              </table:table-cell>
              <table:table-cell office:value-type="float" office:value="-8">
                <text:p>-8</text:p>
              </table:table-cell>
              <table:table-cell office:value-type="float" office:value="-6.44322679632415">
                <text:p>-6.44322679632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4.76551027667892">
                <text:p>-4.76551027667892</text:p>
              </table:table-cell>
              <table:table-cell office:value-type="float" office:value="-5">
                <text:p>-5</text:p>
              </table:table-cell>
              <table:table-cell office:value-type="float" office:value="-5.90066926767394">
                <text:p>-5.90066926767394</text:p>
              </table:table-cell>
              <table:table-cell office:value-type="float" office:value="8">
                <text:p>8</text:p>
              </table:table-cell>
              <table:table-cell office:value-type="float" office:value="5.40171378659429">
                <text:p>5.40171378659429</text:p>
              </table:table-cell>
              <table:table-cell office:value-type="float" office:value="8">
                <text:p>8</text:p>
              </table:table-cell>
              <table:table-cell office:value-type="float" office:value="3.88434212477267">
                <text:p>3.88434212477267</text:p>
              </table:table-cell>
              <table:table-cell office:value-type="float" office:value="-4.42872380325708">
                <text:p>-4.42872380325708</text:p>
              </table:table-cell>
              <table:table-cell office:value-type="float" office:value="-5">
                <text:p>-5</text:p>
              </table:table-cell>
              <table:table-cell office:value-type="float" office:value="-4.67163031659285">
                <text:p>-4.67163031659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490826333465">
                <text:p>1.61490826333465</text:p>
              </table:table-cell>
              <table:table-cell office:value-type="float" office:value="5">
                <text:p>5</text:p>
              </table:table-cell>
              <table:table-cell office:value-type="float" office:value="2.75680421935149">
                <text:p>2.75680421935149</text:p>
              </table:table-cell>
              <table:table-cell office:value-type="float" office:value="10">
                <text:p>10</text:p>
              </table:table-cell>
              <table:table-cell office:value-type="float" office:value="5.86645549327597">
                <text:p>5.86645549327597</text:p>
              </table:table-cell>
              <table:table-cell office:value-type="float" office:value="10">
                <text:p>10</text:p>
              </table:table-cell>
              <table:table-cell office:value-type="float" office:value="5.28517003522601">
                <text:p>5.28517003522601</text:p>
              </table:table-cell>
              <table:table-cell office:value-type="float" office:value="0.990784769175716">
                <text:p>0.990784769175716</text:p>
              </table:table-cell>
              <table:table-cell office:value-type="float" office:value="5">
                <text:p>5</text:p>
              </table:table-cell>
              <table:table-cell office:value-type="float" office:value="1.23369128251149">
                <text:p>1.23369128251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82671522927186">
                <text:p>2.82671522927186</text:p>
              </table:table-cell>
              <table:table-cell office:value-type="float" office:value="8">
                <text:p>8</text:p>
              </table:table-cell>
              <table:table-cell office:value-type="float" office:value="3.99838211344209">
                <text:p>3.99838211344209</text:p>
              </table:table-cell>
              <table:table-cell office:value-type="float" office:value="12">
                <text:p>12</text:p>
              </table:table-cell>
              <table:table-cell office:value-type="float" office:value="6.0820990926071">
                <text:p>6.0820990926071</text:p>
              </table:table-cell>
              <table:table-cell office:value-type="float" office:value="12">
                <text:p>12</text:p>
              </table:table-cell>
              <table:table-cell office:value-type="float" office:value="6.68599794567935">
                <text:p>6.68599794567935</text:p>
              </table:table-cell>
              <table:table-cell office:value-type="float" office:value="2.61663734090555">
                <text:p>2.61663734090555</text:p>
              </table:table-cell>
              <table:table-cell office:value-type="float" office:value="8">
                <text:p>8</text:p>
              </table:table-cell>
              <table:table-cell office:value-type="float" office:value="3.00528776224279">
                <text:p>3.00528776224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.49655403055226">
                <text:p>3.49655403055226</text:p>
              </table:table-cell>
              <table:table-cell office:value-type="float" office:value="10">
                <text:p>10</text:p>
              </table:table-cell>
              <table:table-cell office:value-type="float" office:value="4.59585412885878">
                <text:p>4.59585412885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0053905539211">
                <text:p>3.70053905539211</text:p>
              </table:table-cell>
              <table:table-cell office:value-type="float" office:value="10">
                <text:p>10</text:p>
              </table:table-cell>
              <table:table-cell office:value-type="float" office:value="4.18635208206366">
                <text:p>4.18635208206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.91266100808161">
                <text:p>3.91266100808161</text:p>
              </table:table-cell>
              <table:table-cell office:value-type="float" office:value="12">
                <text:p>12</text:p>
              </table:table-cell>
              <table:table-cell office:value-type="float" office:value="5.05768925784793">
                <text:p>5.05768925784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8444076987867">
                <text:p>4.78444076987867</text:p>
              </table:table-cell>
              <table:table-cell office:value-type="float" office:value="12">
                <text:p>12</text:p>
              </table:table-cell>
              <table:table-cell office:value-type="float" office:value="5.36741640188453">
                <text:p>5.367416401884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283cm" svg:height="9cm" xlink:href=".." xlink:type="simple" chart:class="chart:scatter" chart:style-name="ch1">
        <chart:title svg:x="2.022cm" svg:y="0.315cm" chart:style-name="ch2">
          <text:p>Accélération mesurée et calculée pour une vitesse commande de 17</text:p>
        </chart:title>
        <chart:legend chart:legend-position="end" svg:x="11.563cm" svg:y="3.96cm" style:legend-expansion="high" chart:style-name="ch3"/>
        <chart:plot-area chart:style-name="ch4" table:cell-range-address="resultat.B2:resultat.C9 resultat.I2:resultat.I9" chart:data-source-has-labels="row" svg:x="1.279cm" svg:y="1.83cm" svg:width="9.999cm" svg:height="6.026cm">
          <chart:coordinate-region svg:x="1.535cm" svg:y="2.025cm" svg:width="9.547cm" svg:height="5.636cm"/>
          <chart:axis chart:dimension="x" chart:name="primary-x" chart:style-name="ch5">
            <chart:title svg:x="5.004cm" svg:y="8.037cm" chart:style-name="ch6">
              <text:p>angle commande</text:p>
            </chart:title>
          </chart:axis>
          <chart:axis chart:dimension="y" chart:name="primary-y" chart:style-name="ch5">
            <chart:title svg:x="0.451cm" svg:y="6.32cm" chart:style-name="ch7">
              <text:p>accélération (m/s^2)</text:p>
            </chart:title>
            <chart:grid chart:style-name="ch8" chart:class="major"/>
          </chart:axis>
          <chart:series chart:style-name="ch9" chart:values-cell-range-address="resultat.C2:resultat.C9" loext:label-string="mesurée" chart:class="chart:scatter">
            <chart:domain table:cell-range-address="resultat.B2:resultat.B9"/>
            <chart:data-point chart:repeated="8"/>
          </chart:series>
          <chart:series chart:style-name="ch10" chart:values-cell-range-address="resultat.I2:resultat.I9" loext:label-string="calculée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esurée</text:p>
              </table:table-cell>
              <table:table-cell office:value-type="string">
                <text:p>calculé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resultat.B2:resultat.B9</svg:desc>
                </draw:g>
              </table:table-cell>
              <table:table-cell office:value-type="float" office:value="-7.57498576027597">
                <text:p>-7.57498576027597</text:p>
                <draw:g>
                  <svg:desc>resultat.C2:resultat.C9</svg:desc>
                </draw:g>
              </table:table-cell>
              <table:table-cell office:value-type="float" office:value="-8.22237980396003">
                <text:p>-8.22237980396003</text:p>
                <draw:g>
                  <svg:desc>resultat.I2:resultat.I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7.26110467052459">
                <text:p>-7.26110467052459</text:p>
              </table:table-cell>
              <table:table-cell office:value-type="float" office:value="-7.13847808947347">
                <text:p>-7.13847808947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6.4551487310975">
                <text:p>-6.4551487310975</text:p>
              </table:table-cell>
              <table:table-cell office:value-type="float" office:value="-6.05457637498691">
                <text:p>-6.054576374986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4.76551027667892">
                <text:p>-4.76551027667892</text:p>
              </table:table-cell>
              <table:table-cell office:value-type="float" office:value="-4.42872380325708">
                <text:p>-4.428723803257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61490826333465">
                <text:p>1.61490826333465</text:p>
              </table:table-cell>
              <table:table-cell office:value-type="float" office:value="0.990784769175716">
                <text:p>0.990784769175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.82671522927186">
                <text:p>2.82671522927186</text:p>
              </table:table-cell>
              <table:table-cell office:value-type="float" office:value="2.61663734090555">
                <text:p>2.61663734090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.49655403055226">
                <text:p>3.49655403055226</text:p>
              </table:table-cell>
              <table:table-cell office:value-type="float" office:value="3.70053905539211">
                <text:p>3.70053905539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.91266100808161">
                <text:p>3.91266100808161</text:p>
              </table:table-cell>
              <table:table-cell office:value-type="float" office:value="4.78444076987867">
                <text:p>4.784440769878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785cm" svg:height="9cm" xlink:href=".." xlink:type="simple" chart:class="chart:scatter" chart:style-name="ch1">
        <chart:title svg:x="1.773cm" svg:y="0.315cm" chart:style-name="ch2">
          <text:p>Accélération mesurée et calculée pour une vitesse commande de 18</text:p>
        </chart:title>
        <chart:legend chart:legend-position="end" svg:x="11.065cm" svg:y="3.96cm" style:legend-expansion="high" chart:style-name="ch3"/>
        <chart:plot-area chart:style-name="ch4" table:cell-range-address="resultat.B10:resultat.C17 resultat.I10:resultat.I17" chart:data-source-has-labels="row" svg:x="1.269cm" svg:y="1.83cm" svg:width="9.521cm" svg:height="6.026cm">
          <chart:coordinate-region svg:x="1.525cm" svg:y="2.025cm" svg:width="9.069cm" svg:height="5.636cm"/>
          <chart:axis chart:dimension="x" chart:name="primary-x" chart:style-name="ch5">
            <chart:title svg:x="4.755cm" svg:y="8.037cm" chart:style-name="ch6">
              <text:p>angle commande</text:p>
            </chart:title>
          </chart:axis>
          <chart:axis chart:dimension="y" chart:name="primary-y" chart:style-name="ch5">
            <chart:title svg:x="0.451cm" svg:y="6.32cm" chart:style-name="ch7">
              <text:p>accélération (m/s^2)</text:p>
            </chart:title>
            <chart:grid chart:style-name="ch8" chart:class="major"/>
          </chart:axis>
          <chart:series chart:style-name="ch9" chart:values-cell-range-address="resultat.C10:resultat.C17" loext:label-string="mesurée" chart:class="chart:scatter">
            <chart:domain table:cell-range-address="resultat.B10:resultat.B17"/>
            <chart:data-point chart:repeated="8"/>
          </chart:series>
          <chart:series chart:style-name="ch10" chart:values-cell-range-address="resultat.I10:resultat.I17" loext:label-string="calculée" chart:class="chart:scatte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esurée</text:p>
              </table:table-cell>
              <table:table-cell office:value-type="string">
                <text:p>calculé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resultat.B10:resultat.B17</svg:desc>
                </draw:g>
              </table:table-cell>
              <table:table-cell office:value-type="float" office:value="-8.03240080871824">
                <text:p>-8.03240080871824</text:p>
                <draw:g>
                  <svg:desc>resultat.C10:resultat.C17</svg:desc>
                </draw:g>
              </table:table-cell>
              <table:table-cell office:value-type="float" office:value="-8.80535543596589">
                <text:p>-8.80535543596589</text:p>
                <draw:g>
                  <svg:desc>resultat.I10:resultat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7.79193229200805">
                <text:p>-7.79193229200805</text:p>
              </table:table-cell>
              <table:table-cell office:value-type="float" office:value="-7.62429111614502">
                <text:p>-7.62429111614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7.28108102663921">
                <text:p>-7.28108102663921</text:p>
              </table:table-cell>
              <table:table-cell office:value-type="float" office:value="-6.44322679632415">
                <text:p>-6.443226796324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">
                <text:p>-5</text:p>
              </table:table-cell>
              <table:table-cell office:value-type="float" office:value="-5.90066926767394">
                <text:p>-5.90066926767394</text:p>
              </table:table-cell>
              <table:table-cell office:value-type="float" office:value="-4.67163031659285">
                <text:p>-4.67163031659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75680421935149">
                <text:p>2.75680421935149</text:p>
              </table:table-cell>
              <table:table-cell office:value-type="float" office:value="1.23369128251149">
                <text:p>1.23369128251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3.99838211344209">
                <text:p>3.99838211344209</text:p>
              </table:table-cell>
              <table:table-cell office:value-type="float" office:value="3.00528776224279">
                <text:p>3.005287762242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4.59585412885878">
                <text:p>4.59585412885878</text:p>
              </table:table-cell>
              <table:table-cell office:value-type="float" office:value="4.18635208206366">
                <text:p>4.186352082063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5.05768925784793">
                <text:p>5.05768925784793</text:p>
              </table:table-cell>
              <table:table-cell office:value-type="float" office:value="5.36741640188453">
                <text:p>5.367416401884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51cm" svg:height="9cm" xlink:href=".." xlink:type="simple" chart:class="chart:scatter" chart:style-name="ch1">
        <chart:title svg:x="1.506cm" svg:y="0.315cm" chart:style-name="ch2">
          <text:p>Accélération mesurée et calculée pour une vitesse commande de 20</text:p>
        </chart:title>
        <chart:legend chart:legend-position="end" svg:x="10.531cm" svg:y="3.96cm" style:legend-expansion="high" chart:style-name="ch3"/>
        <chart:plot-area chart:style-name="ch4" table:cell-range-address="resultat.B18:resultat.C23 resultat.I18:resultat.I23" chart:data-source-has-labels="row" svg:x="1.259cm" svg:y="1.83cm" svg:width="9.007cm" svg:height="6.026cm">
          <chart:coordinate-region svg:x="1.515cm" svg:y="2.024cm" svg:width="8.555cm" svg:height="5.637cm"/>
          <chart:axis chart:dimension="x" chart:name="primary-x" chart:style-name="ch5">
            <chart:title svg:x="4.488cm" svg:y="8.037cm" chart:style-name="ch6">
              <text:p>angle commande</text:p>
            </chart:title>
          </chart:axis>
          <chart:axis chart:dimension="y" chart:name="primary-y" chart:style-name="ch5">
            <chart:title svg:x="0.451cm" svg:y="5.606cm" chart:style-name="ch7">
              <text:p>psi (rad/s)</text:p>
            </chart:title>
            <chart:grid chart:style-name="ch8" chart:class="major"/>
          </chart:axis>
          <chart:series chart:style-name="ch9" chart:values-cell-range-address="resultat.C18:resultat.C23" loext:label-string="mesurée" chart:class="chart:scatter">
            <chart:domain table:cell-range-address="resultat.B18:resultat.B23"/>
            <chart:data-point chart:repeated="6"/>
          </chart:series>
          <chart:series chart:style-name="ch10" chart:values-cell-range-address="resultat.I18:resultat.I23" loext:label-string="calculée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mesurée</text:p>
              </table:table-cell>
              <table:table-cell office:value-type="string">
                <text:p>calculé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2">
                <text:p>-12</text:p>
                <draw:g>
                  <svg:desc>resultat.B18:resultat.B23</svg:desc>
                </draw:g>
              </table:table-cell>
              <table:table-cell office:value-type="float" office:value="-8.91546267608868">
                <text:p>-8.91546267608868</text:p>
                <draw:g>
                  <svg:desc>resultat.C18:resultat.C23</svg:desc>
                </draw:g>
              </table:table-cell>
              <table:table-cell office:value-type="float" office:value="-10.1239369797607">
                <text:p>-10.1239369797607</text:p>
                <draw:g>
                  <svg:desc>resultat.I18:resultat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8.675317240134">
                <text:p>-8.675317240134</text:p>
              </table:table-cell>
              <table:table-cell office:value-type="float" office:value="-8.72310906930737">
                <text:p>-8.723109069307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-8.32046111204009">
                <text:p>-8.32046111204009</text:p>
              </table:table-cell>
              <table:table-cell office:value-type="float" office:value="-7.32228115885403">
                <text:p>-7.322281158854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40171378659429">
                <text:p>5.40171378659429</text:p>
              </table:table-cell>
              <table:table-cell office:value-type="float" office:value="3.88434212477267">
                <text:p>3.88434212477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5.86645549327597">
                <text:p>5.86645549327597</text:p>
              </table:table-cell>
              <table:table-cell office:value-type="float" office:value="5.28517003522601">
                <text:p>5.285170035226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.0820990926071">
                <text:p>6.0820990926071</text:p>
              </table:table-cell>
              <table:table-cell office:value-type="float" office:value="6.68599794567935">
                <text:p>6.685997945679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